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Cambria" svg:font-family="Cambria, serif"/>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ans-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ans-serif"/>
  </office:font-face-decls>
  <office:automatic-styles>
    <style:style style:name="P1" style:family="paragraph" style:parent-style-name="Heading_20_3">
      <style:paragraph-properties fo:margin-left="0in" fo:margin-right="0in" fo:margin-top="0.1945in" fo:margin-bottom="0.0555in" style:contextual-spacing="false" fo:line-height="138%" fo:text-indent="0in" style:auto-text-indent="false" style:writing-mode="lr-tb"/>
      <style:text-properties fo:font-variant="normal" fo:text-transform="none" fo:color="#000000" loext:opacity="100%" style:text-line-through-style="none" style:text-line-through-type="none" style:font-name="Arial" fo:font-size="13pt" fo:font-style="normal" style:text-underline-style="none" fo:font-weight="bold" style:text-blinking="false" fo:background-color="transparent"/>
    </style:style>
    <style:style style:name="P2" style:family="paragraph" style:parent-style-name="Heading_20_5" style:list-style-name="L28">
      <loext:graphic-properties draw:fill="solid" draw:fill-color="#ffffff" draw:opacity="100%"/>
      <style:paragraph-properties fo:margin-left="1.9693in" fo:margin-top="0in" fo:margin-bottom="0in" style:contextual-spacing="false" fo:line-height="192%" fo:text-align="start" style:justify-single-word="false" fo:text-indent="-0.25in" style:auto-text-indent="false" fo:background-color="#ffffff" fo:padding="0in" fo:border="none" style:writing-mode="lr-tb"/>
      <style:text-properties fo:font-variant="normal" fo:text-transform="none" fo:color="#333333" loext:opacity="100%" style:text-line-through-style="none" style:text-line-through-type="none" style:font-name="Roboto" fo:font-size="10.5pt" fo:font-style="normal" style:text-underline-style="none" fo:font-weight="normal" style:text-blinking="false"/>
    </style:style>
    <style:style style:name="P3" style:family="paragraph" style:parent-style-name="Heading_20_5" style:list-style-name="L28">
      <loext:graphic-properties draw:fill="none" draw:fill-color="#ffffff"/>
      <style:paragraph-properties fo:margin-left="1.9693in" fo:margin-top="0in" fo:margin-bottom="0in" style:contextual-spacing="false" fo:line-height="192%" fo:text-align="start" style:justify-single-word="false" fo:text-indent="-0.25in" style:auto-text-indent="false" fo:background-color="transparent" fo:padding="0in" fo:border="none" style:writing-mode="lr-tb"/>
      <style:text-properties fo:font-variant="normal" fo:text-transform="none" fo:color="#666666" loext:opacity="100%" style:text-line-through-style="none" style:text-line-through-type="none" style:font-name="Arial" fo:font-size="11pt" fo:font-style="normal" style:text-underline-style="none" fo:font-weight="normal" style:text-blinking="false"/>
    </style:style>
    <style:style style:name="P4" style:family="paragraph" style:parent-style-name="Heading_20_5" style:list-style-name="L28">
      <loext:graphic-properties draw:fill="none" draw:fill-color="#ffffff"/>
      <style:paragraph-properties fo:margin-left="1.9693in" fo:margin-top="0in" fo:margin-bottom="0.028in" style:contextual-spacing="false" fo:line-height="192%" fo:text-align="start" style:justify-single-word="false" fo:text-indent="-0.25in" style:auto-text-indent="false" fo:background-color="transparent" fo:padding="0in" fo:border="none" style:writing-mode="lr-tb"/>
      <style:text-properties fo:font-variant="normal" fo:text-transform="none" fo:color="#666666" loext:opacity="100%" style:text-line-through-style="none" style:text-line-through-type="none" style:font-name="Arial" fo:font-size="11pt" fo:font-style="normal" style:text-underline-style="none" fo:font-weight="normal" style:text-blinking="false"/>
    </style:style>
    <style:style style:name="P5" style:family="paragraph" style:parent-style-name="Text_20_body">
      <style:paragraph-properties fo:margin-left="0.4925in" fo:text-indent="0in" style:auto-text-indent="false"/>
    </style:style>
    <style:style style:name="P6" style:family="paragraph" style:parent-style-name="Text_20_body">
      <style:paragraph-properties fo:margin-left="0in" fo:margin-right="0in" fo:margin-top="0in" fo:margin-bottom="0.0972in" style:contextual-spacing="false" fo:line-height="138%" fo:text-indent="0in" style:auto-text-indent="false" style:writing-mode="lr-tb"/>
    </style:style>
    <style:style style:name="P7" style:family="paragraph" style:parent-style-name="Text_20_body">
      <style:paragraph-properties fo:margin-left="0in" fo:margin-right="0in" fo:margin-top="0.1665in" fo:margin-bottom="0.0972in" style:contextual-spacing="false" fo:line-height="138%" fo:text-indent="0in" style:auto-text-indent="false" style:writing-mode="lr-tb"/>
    </style:style>
    <style:style style:name="P8" style:family="paragraph" style:parent-style-name="Text_20_body">
      <style:paragraph-properties fo:margin-left="0in" fo:margin-right="0in" fo:margin-top="0in" fo:margin-bottom="0in" style:contextual-spacing="false" fo:line-height="138%" fo:text-indent="0in" style:auto-text-indent="false" style:writing-mode="lr-tb"/>
    </style:style>
    <style:style style:name="P9" style:family="paragraph" style:parent-style-name="Text_20_body">
      <loext:graphic-properties draw:fill="solid" draw:fill-color="#ffffff" draw:opacity="100%"/>
      <style:paragraph-properties fo:margin-left="1in" fo:margin-right="0in" fo:margin-top="0.1665in" fo:margin-bottom="0.1665in" style:contextual-spacing="false" fo:line-height="138%" fo:text-indent="0in" style:auto-text-indent="false" fo:background-color="#ffffff" fo:padding="0in" fo:border="none" style:writing-mode="lr-tb"/>
    </style:style>
    <style:style style:name="P10" style:family="paragraph" style:parent-style-name="Text_20_body">
      <loext:graphic-properties draw:fill="solid" draw:fill-color="#ffffff" draw:opacity="100%"/>
      <style:paragraph-properties fo:margin-left="1in" fo:margin-right="0in" fo:margin-top="0in" fo:margin-bottom="0in" style:contextual-spacing="false" fo:line-height="138%" fo:text-indent="0in" style:auto-text-indent="false" fo:background-color="#ffffff" style:writing-mode="lr-tb"/>
    </style:style>
    <style:style style:name="P11" style:family="paragraph" style:parent-style-name="Text_20_body">
      <loext:graphic-properties draw:fill="solid" draw:fill-color="#ffffff" draw:opacity="100%"/>
      <style:paragraph-properties fo:margin-left="1in" fo:margin-right="0in" fo:margin-top="0in" fo:margin-bottom="0in" style:contextual-spacing="false" fo:line-height="138%" fo:text-indent="0in" style:auto-text-indent="false" fo:background-color="#ffffff" fo:padding="0in" fo:border="none" style:writing-mode="lr-tb"/>
    </style:style>
    <style:style style:name="P12" style:family="paragraph" style:parent-style-name="Text_20_body">
      <style:paragraph-properties fo:margin-left="0.5in" fo:margin-right="0in" fo:margin-top="0in" fo:margin-bottom="0in" style:contextual-spacing="false" fo:line-height="138%" fo:text-indent="0in" style:auto-text-indent="false" style:writing-mode="lr-tb"/>
    </style:style>
    <style:style style:name="P13" style:family="paragraph" style:parent-style-name="Text_20_body">
      <loext:graphic-properties draw:fill="solid" draw:fill-color="#ffffff" draw:opacity="100%"/>
      <style:paragraph-properties fo:margin-left="0.5in" fo:margin-right="0in" fo:margin-top="0in" fo:margin-bottom="0in" style:contextual-spacing="false" fo:line-height="138%" fo:text-indent="0in" style:auto-text-indent="false" fo:background-color="#ffffff" style:writing-mode="lr-tb"/>
    </style:style>
    <style:style style:name="P14" style:family="paragraph" style:parent-style-name="Text_20_body">
      <loext:graphic-properties draw:fill="solid" draw:fill-color="#ffffff" draw:opacity="100%"/>
      <style:paragraph-properties fo:margin-left="0.5in" fo:margin-right="0in" fo:margin-top="0in" fo:margin-bottom="0.111in" style:contextual-spacing="false" fo:line-height="138%" fo:text-indent="0in" style:auto-text-indent="false" fo:background-color="#ffffff" fo:padding="0in" fo:border="none" style:writing-mode="lr-tb"/>
    </style:style>
    <style:style style:name="P15" style:family="paragraph" style:parent-style-name="Text_20_body" style:list-style-name="L2">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style>
    <style:style style:name="P16" style:family="paragraph" style:parent-style-name="Text_20_body" style:list-style-name="L3">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style>
    <style:style style:name="P17" style:family="paragraph" style:parent-style-name="Text_20_body" style:list-style-name="L3">
      <loext:graphic-properties draw:fill="none" draw:fill-color="#ffffff"/>
      <style:paragraph-properties fo:margin-left="0in" fo:margin-right="0in" fo:margin-top="0in" fo:margin-bottom="0.1665in" style:contextual-spacing="false" fo:line-height="138%" fo:text-indent="0in" style:auto-text-indent="false" fo:background-color="transparent" fo:padding="0in" fo:border="none" style:writing-mode="lr-tb"/>
    </style:style>
    <style:style style:name="P18" style:family="paragraph" style:parent-style-name="Text_20_body" style:list-style-name="L4">
      <loext:graphic-properties draw:fill="solid" draw:fill-color="#ffffff" draw:opacity="100%"/>
      <style:paragraph-properties fo:margin-left="0in" fo:margin-right="0in" fo:margin-top="0in" fo:margin-bottom="0in" style:contextual-spacing="false" fo:line-height="138%" fo:text-indent="0in" style:auto-text-indent="false" fo:background-color="#ffffff" fo:padding="0in" fo:border="none" style:writing-mode="lr-tb"/>
    </style:style>
    <style:style style:name="P19" style:family="paragraph" style:parent-style-name="Text_20_body" style:list-style-name="L4">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style>
    <style:style style:name="P20" style:family="paragraph" style:parent-style-name="Text_20_body" style:list-style-name="L4">
      <loext:graphic-properties draw:fill="none" draw:fill-color="#ffffff"/>
      <style:paragraph-properties fo:margin-left="0in" fo:margin-right="0in" fo:margin-top="0in" fo:margin-bottom="0.1665in" style:contextual-spacing="false" fo:line-height="138%" fo:text-indent="0in" style:auto-text-indent="false" fo:background-color="transparent" fo:padding="0in" fo:border="none" style:writing-mode="lr-tb"/>
    </style:style>
    <style:style style:name="P21" style:family="paragraph" style:parent-style-name="Text_20_body" style:list-style-name="L5">
      <loext:graphic-properties draw:fill="solid" draw:fill-color="#ffffff" draw:opacity="100%"/>
      <style:paragraph-properties fo:margin-left="0in" fo:margin-right="0in" fo:margin-top="0in" fo:margin-bottom="0in" style:contextual-spacing="false" fo:line-height="138%" fo:text-indent="0in" style:auto-text-indent="false" fo:background-color="#ffffff" fo:padding="0in" fo:border="none" style:writing-mode="lr-tb"/>
    </style:style>
    <style:style style:name="P22" style:family="paragraph" style:parent-style-name="Text_20_body" style:list-style-name="L5">
      <loext:graphic-properties draw:fill="solid" draw:fill-color="#ffffff" draw:opacity="100%"/>
      <style:paragraph-properties fo:margin-left="0in" fo:margin-right="0in" fo:margin-top="0in" fo:margin-bottom="0.1665in" style:contextual-spacing="false" fo:line-height="138%" fo:text-indent="0in" style:auto-text-indent="false" fo:background-color="#ffffff" fo:padding="0in" fo:border="none" style:writing-mode="lr-tb"/>
    </style:style>
    <style:style style:name="P23" style:family="paragraph" style:parent-style-name="Text_20_body" style:list-style-name="L26">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style>
    <style:style style:name="P24" style:family="paragraph" style:parent-style-name="Text_20_body" style:list-style-name="L19">
      <loext:graphic-properties draw:fill="solid" draw:fill-color="#ffffff" draw:opacity="100%"/>
      <style:paragraph-properties fo:margin-top="0in" fo:margin-bottom="0in" style:contextual-spacing="false" fo:line-height="138%" fo:text-align="start" style:justify-single-word="false" fo:background-color="#ffffff" fo:padding="0in" fo:border="none" style:writing-mode="lr-tb"/>
      <style:text-properties officeooo:paragraph-rsid="001ed57b"/>
    </style:style>
    <style:style style:name="P25"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26" style:family="paragraph" style:parent-style-name="Text_20_body">
      <style:paragraph-properties fo:margin-left="0.0756in" fo:margin-right="0in" fo:margin-top="0.0898in" fo:margin-bottom="0in" style:contextual-spacing="false" fo:line-height="120%"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27" style:family="paragraph" style:parent-style-name="Text_20_body">
      <style:paragraph-properties fo:margin-left="0in" fo:margin-right="0in" fo:margin-top="0in" fo:margin-bottom="0in" style:contextual-spacing="false" fo:line-height="138%"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8" style:family="paragraph" style:parent-style-name="Text_20_body" style:list-style-name="L2">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9" style:family="paragraph" style:parent-style-name="Text_20_body" style:list-style-name="L3">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0" style:family="paragraph" style:parent-style-name="Text_20_body" style:list-style-name="L19">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1" style:family="paragraph" style:parent-style-name="Text_20_body" style:list-style-name="L19">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1ed57b" style:text-blinking="false" fo:background-color="transparent"/>
    </style:style>
    <style:style style:name="P32" style:family="paragraph" style:parent-style-name="Text_20_body" style:list-style-name="L21">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3" style:family="paragraph" style:parent-style-name="Text_20_body" style:list-style-name="L23">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4" style:family="paragraph" style:parent-style-name="Text_20_body" style:list-style-name="L24">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5" style:family="paragraph" style:parent-style-name="Text_20_body" style:list-style-name="L27">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6" style:family="paragraph" style:parent-style-name="Text_20_body" style:list-style-name="L29">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officeooo:paragraph-rsid="001ed57b" style:text-blinking="false" fo:background-color="transparent"/>
    </style:style>
    <style:style style:name="P37" style:family="paragraph" style:parent-style-name="Text_20_body" style:list-style-name="L22">
      <loext:graphic-properties draw:fill="none" draw:fill-color="#ffffff"/>
      <style:paragraph-properties fo:margin-left="0in" fo:margin-right="0in" fo:margin-top="0.0898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8" style:family="paragraph" style:parent-style-name="Text_20_body" style:list-style-name="L22">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39" style:family="paragraph" style:parent-style-name="Text_20_body" style:list-style-name="L1">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40" style:family="paragraph" style:parent-style-name="Text_20_body" style:list-style-name="L3">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41" style:family="paragraph" style:parent-style-name="Text_20_body" style:list-style-name="L4">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42" style:family="paragraph" style:parent-style-name="Text_20_body" style:list-style-name="L24">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43" style:family="paragraph" style:parent-style-name="Text_20_body" style:list-style-name="L25">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44" style:family="paragraph" style:parent-style-name="Text_20_body" style:list-style-name="L26">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style:style>
    <style:style style:name="P45" style:family="paragraph" style:parent-style-name="Text_20_body" style:list-style-name="L1">
      <loext:graphic-properties draw:fill="none" draw:fill-color="#ffffff"/>
      <style:paragraph-properties fo:margin-left="0in" fo:margin-right="0.1075in" fo:margin-top="0.0665in" fo:margin-bottom="0in" style:contextual-spacing="false" fo:line-height="181%"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Cambria" fo:font-size="8.5pt" fo:font-style="normal" style:text-underline-style="none" fo:font-weight="normal" style:text-blinking="false"/>
    </style:style>
    <style:style style:name="P46" style:family="paragraph" style:parent-style-name="Text_20_body" style:list-style-name="L29">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text-underline-style="none" officeooo:paragraph-rsid="001ed57b" style:text-blinking="false"/>
    </style:style>
    <style:style style:name="P47" style:family="paragraph" style:parent-style-name="Text_20_body" style:list-style-name="L1">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1737" loext:opacity="100%" style:text-line-through-style="none" style:text-line-through-type="none" style:font-name="Arial" fo:font-size="10.5pt" fo:font-style="normal" style:text-underline-style="none" fo:font-weight="bold" style:text-blinking="false"/>
    </style:style>
    <style:style style:name="P48" style:family="paragraph" style:parent-style-name="Text_20_body" style:list-style-name="L3">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333333" loext:opacity="100%" style:text-line-through-style="none" style:text-line-through-type="none" style:font-name="Roboto" fo:font-size="12pt" fo:font-style="normal" style:text-underline-style="none" fo:font-weight="bold" style:text-blinking="false"/>
    </style:style>
    <style:style style:name="P49" style:family="paragraph" style:parent-style-name="Text_20_body" style:list-style-name="L5">
      <loext:graphic-properties draw:fill="solid" draw:fill-color="#ffffff" draw:opacity="100%"/>
      <style:paragraph-properties fo:margin-left="0in" fo:margin-right="0in" fo:margin-top="0in" fo:margin-bottom="0in" style:contextual-spacing="false" fo:line-height="138%" fo:text-indent="0in" style:auto-text-indent="false" fo:background-color="#ffffff" fo:padding="0in" fo:border="none" style:writing-mode="lr-tb"/>
      <style:text-properties fo:font-variant="normal" fo:text-transform="none" fo:color="#333333" loext:opacity="100%" style:text-line-through-style="none" style:text-line-through-type="none" style:font-name="Roboto" fo:font-size="11pt" fo:font-style="normal" style:text-underline-style="none" fo:font-weight="normal" style:text-blinking="false"/>
    </style:style>
    <style:style style:name="P50" style:family="paragraph" style:parent-style-name="Text_20_body" style:list-style-name="L5">
      <loext:graphic-properties draw:fill="solid" draw:fill-color="#ffffff" draw:opacity="100%"/>
      <style:paragraph-properties fo:margin-left="0in" fo:margin-right="0in" fo:margin-top="0in" fo:margin-bottom="0in" style:contextual-spacing="false" fo:line-height="138%" fo:text-indent="0in" style:auto-text-indent="false" fo:background-color="#ffffff" fo:padding="0in" fo:border="none" style:writing-mode="lr-tb"/>
      <style:text-properties fo:font-variant="normal" fo:text-transform="none" fo:color="#333333" loext:opacity="100%" style:text-line-through-style="none" style:text-line-through-type="none" style:font-name="Roboto" fo:font-size="10.5pt" fo:font-style="normal" style:text-underline-style="none" fo:font-weight="normal" style:text-blinking="false"/>
    </style:style>
    <style:style style:name="P51" style:family="paragraph" style:parent-style-name="Text_20_body" style:list-style-name="L6">
      <loext:graphic-properties draw:fill="solid" draw:fill-color="#ffffff" draw:opacity="100%"/>
      <style:paragraph-properties fo:margin-left="0in" fo:margin-right="0in" fo:margin-top="0in" fo:margin-bottom="0.111in" style:contextual-spacing="false" fo:line-height="138%" fo:text-indent="0in" style:auto-text-indent="false" fo:background-color="#ffffff" fo:padding="0in" fo:border="none" style:writing-mode="lr-tb"/>
      <style:text-properties fo:font-variant="normal" fo:text-transform="none" fo:color="#333333" loext:opacity="100%" style:text-line-through-style="none" style:text-line-through-type="none" style:font-name="Roboto" fo:font-size="10.5pt" fo:font-style="normal" style:text-underline-style="none" fo:font-weight="normal" style:text-blinking="false"/>
    </style:style>
    <style:style style:name="P52" style:family="paragraph" style:parent-style-name="Text_20_body" style:list-style-name="L7">
      <loext:graphic-properties draw:fill="solid" draw:fill-color="#ffffff" draw:opacity="100%"/>
      <style:paragraph-properties fo:margin-left="0.5in" fo:margin-right="0in" fo:margin-top="0in" fo:margin-bottom="0.111in" style:contextual-spacing="false" fo:line-height="138%" fo:text-indent="0in" style:auto-text-indent="false" fo:background-color="#ffffff" fo:padding="0in" fo:border="none" style:writing-mode="lr-tb"/>
      <style:text-properties fo:font-variant="normal" fo:text-transform="none" fo:color="#333333" loext:opacity="100%" style:text-line-through-style="none" style:text-line-through-type="none" style:font-name="Roboto" fo:font-size="10.5pt" fo:font-style="normal" style:text-underline-style="none" fo:font-weight="normal" style:text-blinking="false"/>
    </style:style>
    <style:style style:name="P53" style:family="paragraph" style:parent-style-name="Text_20_body" style:list-style-name="L8">
      <loext:graphic-properties draw:fill="solid" draw:fill-color="#ffffff" draw:opacity="100%"/>
      <style:paragraph-properties fo:margin-left="0.5in" fo:margin-right="0in" fo:margin-top="0in" fo:margin-bottom="0.111in" style:contextual-spacing="false" fo:line-height="138%" fo:text-indent="0in" style:auto-text-indent="false" fo:background-color="#ffffff" fo:padding="0in" fo:border="none" style:writing-mode="lr-tb"/>
      <style:text-properties fo:font-variant="normal" fo:text-transform="none" fo:color="#333333" loext:opacity="100%" style:text-line-through-style="none" style:text-line-through-type="none" style:font-name="Roboto" fo:font-size="10.5pt" fo:font-style="normal" style:text-underline-style="none" fo:font-weight="normal" style:text-blinking="false"/>
    </style:style>
    <style:style style:name="P54" style:family="paragraph" style:parent-style-name="Text_20_body" style:list-style-name="L9">
      <loext:graphic-properties draw:fill="solid" draw:fill-color="#ffffff" draw:opacity="100%"/>
      <style:paragraph-properties fo:margin-left="0.5in" fo:margin-right="0in" fo:margin-top="0in" fo:margin-bottom="0.111in" style:contextual-spacing="false" fo:line-height="138%" fo:text-indent="0in" style:auto-text-indent="false" fo:background-color="#ffffff" fo:padding="0in" fo:border="none" style:writing-mode="lr-tb"/>
      <style:text-properties fo:font-variant="normal" fo:text-transform="none" fo:color="#333333" loext:opacity="100%" style:text-line-through-style="none" style:text-line-through-type="none" style:font-name="Roboto" fo:font-size="10.5pt" fo:font-style="normal" style:text-underline-style="none" fo:font-weight="normal" style:text-blinking="false"/>
    </style:style>
    <style:style style:name="P55" style:family="paragraph" style:parent-style-name="Text_20_body" style:list-style-name="L10">
      <loext:graphic-properties draw:fill="solid" draw:fill-color="#ffffff" draw:opacity="100%"/>
      <style:paragraph-properties fo:margin-left="0.5in" fo:margin-right="0in" fo:margin-top="0in" fo:margin-bottom="0.111in" style:contextual-spacing="false" fo:line-height="138%" fo:text-indent="0in" style:auto-text-indent="false" fo:background-color="#ffffff" fo:padding="0in" fo:border="none" style:writing-mode="lr-tb"/>
      <style:text-properties fo:font-variant="normal" fo:text-transform="none" fo:color="#333333" loext:opacity="100%" style:text-line-through-style="none" style:text-line-through-type="none" style:font-name="Roboto" fo:font-size="10.5pt" fo:font-style="normal" style:text-underline-style="none" fo:font-weight="normal" style:text-blinking="false"/>
    </style:style>
    <style:style style:name="P56" style:family="paragraph" style:parent-style-name="Text_20_body" style:list-style-name="L11">
      <loext:graphic-properties draw:fill="solid" draw:fill-color="#ffffff" draw:opacity="100%"/>
      <style:paragraph-properties fo:margin-left="0.5in" fo:margin-right="0in" fo:margin-top="0in" fo:margin-bottom="0.111in" style:contextual-spacing="false" fo:line-height="138%" fo:text-indent="0in" style:auto-text-indent="false" fo:background-color="#ffffff" fo:padding="0in" fo:border="none" style:writing-mode="lr-tb"/>
      <style:text-properties fo:font-variant="normal" fo:text-transform="none" fo:color="#333333" loext:opacity="100%" style:text-line-through-style="none" style:text-line-through-type="none" style:font-name="Roboto" fo:font-size="10.5pt" fo:font-style="normal" style:text-underline-style="none" fo:font-weight="normal" style:text-blinking="false"/>
    </style:style>
    <style:style style:name="P57" style:family="paragraph" style:parent-style-name="Text_20_body" style:list-style-name="L12">
      <loext:graphic-properties draw:fill="solid" draw:fill-color="#ffffff" draw:opacity="100%"/>
      <style:paragraph-properties fo:margin-left="0.5in" fo:margin-right="0in" fo:margin-top="0in" fo:margin-bottom="0.111in" style:contextual-spacing="false" fo:line-height="138%" fo:text-indent="0in" style:auto-text-indent="false" fo:background-color="#ffffff" fo:padding="0in" fo:border="none" style:writing-mode="lr-tb"/>
      <style:text-properties fo:font-variant="normal" fo:text-transform="none" fo:color="#333333" loext:opacity="100%" style:text-line-through-style="none" style:text-line-through-type="none" style:font-name="Roboto" fo:font-size="10.5pt" fo:font-style="normal" style:text-underline-style="none" fo:font-weight="normal" style:text-blinking="false"/>
    </style:style>
    <style:style style:name="P58" style:family="paragraph" style:parent-style-name="Text_20_body" style:list-style-name="L13">
      <loext:graphic-properties draw:fill="solid" draw:fill-color="#ffffff" draw:opacity="100%"/>
      <style:paragraph-properties fo:margin-left="0.5in" fo:margin-right="0in" fo:margin-top="0in" fo:margin-bottom="0.111in" style:contextual-spacing="false" fo:line-height="138%" fo:text-indent="0in" style:auto-text-indent="false" fo:background-color="#ffffff" fo:padding="0in" fo:border="none" style:writing-mode="lr-tb"/>
      <style:text-properties fo:font-variant="normal" fo:text-transform="none" fo:color="#333333" loext:opacity="100%" style:text-line-through-style="none" style:text-line-through-type="none" style:font-name="Roboto" fo:font-size="10.5pt" fo:font-style="normal" style:text-underline-style="none" fo:font-weight="normal" style:text-blinking="false"/>
    </style:style>
    <style:style style:name="P59" style:family="paragraph" style:parent-style-name="Text_20_body" style:list-style-name="L14">
      <loext:graphic-properties draw:fill="solid" draw:fill-color="#ffffff" draw:opacity="100%"/>
      <style:paragraph-properties fo:margin-left="0.5in" fo:margin-right="0in" fo:margin-top="0in" fo:margin-bottom="0.111in" style:contextual-spacing="false" fo:line-height="138%" fo:text-indent="0in" style:auto-text-indent="false" fo:background-color="#ffffff" fo:padding="0in" fo:border="none" style:writing-mode="lr-tb"/>
      <style:text-properties fo:font-variant="normal" fo:text-transform="none" fo:color="#333333" loext:opacity="100%" style:text-line-through-style="none" style:text-line-through-type="none" style:font-name="Roboto" fo:font-size="10.5pt" fo:font-style="normal" style:text-underline-style="none" fo:font-weight="normal" style:text-blinking="false"/>
    </style:style>
    <style:style style:name="P60" style:family="paragraph" style:parent-style-name="Text_20_body" style:list-style-name="L15">
      <loext:graphic-properties draw:fill="solid" draw:fill-color="#ffffff" draw:opacity="100%"/>
      <style:paragraph-properties fo:margin-left="0.5in" fo:margin-right="0in" fo:margin-top="0in" fo:margin-bottom="0.111in" style:contextual-spacing="false" fo:line-height="138%" fo:text-indent="0in" style:auto-text-indent="false" fo:background-color="#ffffff" fo:padding="0in" fo:border="none" style:writing-mode="lr-tb"/>
      <style:text-properties fo:font-variant="normal" fo:text-transform="none" fo:color="#333333" loext:opacity="100%" style:text-line-through-style="none" style:text-line-through-type="none" style:font-name="Roboto" fo:font-size="10.5pt" fo:font-style="normal" style:text-underline-style="none" fo:font-weight="normal" style:text-blinking="false"/>
    </style:style>
    <style:style style:name="P61" style:family="paragraph" style:parent-style-name="Text_20_body" style:list-style-name="L16">
      <loext:graphic-properties draw:fill="solid" draw:fill-color="#ffffff" draw:opacity="100%"/>
      <style:paragraph-properties fo:margin-left="0.5in" fo:margin-right="0in" fo:margin-top="0in" fo:margin-bottom="0.111in" style:contextual-spacing="false" fo:line-height="138%" fo:text-indent="0in" style:auto-text-indent="false" fo:background-color="#ffffff" fo:padding="0in" fo:border="none" style:writing-mode="lr-tb"/>
      <style:text-properties fo:font-variant="normal" fo:text-transform="none" fo:color="#333333" loext:opacity="100%" style:text-line-through-style="none" style:text-line-through-type="none" style:font-name="Roboto" fo:font-size="10.5pt" fo:font-style="normal" style:text-underline-style="none" fo:font-weight="normal" style:text-blinking="false"/>
    </style:style>
    <style:style style:name="P62" style:family="paragraph" style:parent-style-name="Text_20_body" style:list-style-name="L17">
      <loext:graphic-properties draw:fill="solid" draw:fill-color="#ffffff" draw:opacity="100%"/>
      <style:paragraph-properties fo:margin-left="0.5in" fo:margin-right="0in" fo:margin-top="0in" fo:margin-bottom="0.111in" style:contextual-spacing="false" fo:line-height="138%" fo:text-indent="0in" style:auto-text-indent="false" fo:background-color="#ffffff" fo:padding="0in" fo:border="none" style:writing-mode="lr-tb"/>
      <style:text-properties fo:font-variant="normal" fo:text-transform="none" fo:color="#333333" loext:opacity="100%" style:text-line-through-style="none" style:text-line-through-type="none" style:font-name="Roboto" fo:font-size="10.5pt" fo:font-style="normal" style:text-underline-style="none" fo:font-weight="normal" style:text-blinking="false"/>
    </style:style>
    <style:style style:name="P63" style:family="paragraph" style:parent-style-name="Text_20_body" style:list-style-name="L18">
      <loext:graphic-properties draw:fill="solid" draw:fill-color="#ffffff" draw:opacity="100%"/>
      <style:paragraph-properties fo:margin-left="0.5in" fo:margin-right="0in" fo:margin-top="0in" fo:margin-bottom="0.111in" style:contextual-spacing="false" fo:line-height="138%" fo:text-indent="0in" style:auto-text-indent="false" fo:background-color="#ffffff" fo:padding="0in" fo:border="none" style:writing-mode="lr-tb"/>
      <style:text-properties fo:font-variant="normal" fo:text-transform="none" fo:color="#333333" loext:opacity="100%" style:text-line-through-style="none" style:text-line-through-type="none" style:font-name="Roboto" fo:font-size="10.5pt" fo:font-style="normal" style:text-underline-style="none" fo:font-weight="normal" style:text-blinking="false"/>
    </style:style>
    <style:style style:name="P64" style:family="paragraph" style:parent-style-name="Text_20_body" style:list-style-name="L5">
      <loext:graphic-properties draw:fill="solid" draw:fill-color="#ffffff" draw:opacity="100%"/>
      <style:paragraph-properties fo:margin-left="0in" fo:margin-right="0in" fo:margin-top="0in" fo:margin-bottom="0in" style:contextual-spacing="false" fo:line-height="138%" fo:text-indent="0in" style:auto-text-indent="false" fo:background-color="#ffffff" fo:padding="0in" fo:border="none" style:writing-mode="lr-tb"/>
      <style:text-properties fo:font-variant="normal" fo:text-transform="none" fo:color="#333333" loext:opacity="100%" style:text-line-through-style="none" style:text-line-through-type="none" style:text-underline-style="none" style:text-blinking="false"/>
    </style:style>
    <style:style style:name="P65" style:family="paragraph" style:parent-style-name="Text_20_body" style:list-style-name="L6">
      <loext:graphic-properties draw:fill="solid" draw:fill-color="#ffffff" draw:opacity="100%"/>
      <style:paragraph-properties fo:margin-left="0in" fo:margin-right="0in" fo:margin-top="0in" fo:margin-bottom="0in" style:contextual-spacing="false" fo:line-height="138%" fo:text-indent="0in" style:auto-text-indent="false" fo:background-color="#ffffff" fo:padding="0in" fo:border="none" style:writing-mode="lr-tb"/>
      <style:text-properties fo:font-variant="normal" fo:text-transform="none" fo:color="#333333" loext:opacity="100%" style:text-line-through-style="none" style:text-line-through-type="none" style:text-underline-style="none" style:text-blinking="false"/>
    </style:style>
    <style:style style:name="P66" style:family="paragraph" style:parent-style-name="Text_20_body" style:list-style-name="L19">
      <loext:graphic-properties draw:fill="solid" draw:fill-color="#ffffff" draw:opacity="100%"/>
      <style:paragraph-properties fo:margin-left="0in" fo:margin-right="0in" fo:margin-top="0in" fo:margin-bottom="0in" style:contextual-spacing="false" fo:line-height="138%" fo:text-indent="0in" style:auto-text-indent="false" fo:background-color="#ffffff" fo:padding="0in" fo:border="none" style:writing-mode="lr-tb"/>
      <style:text-properties fo:font-variant="normal" fo:text-transform="none" fo:color="#333333" loext:opacity="100%" style:text-line-through-style="none" style:text-line-through-type="none" style:text-underline-style="none" officeooo:paragraph-rsid="001ed57b" style:text-blinking="false"/>
    </style:style>
    <style:style style:name="P67" style:family="paragraph" style:parent-style-name="Text_20_body" style:list-style-name="L22">
      <loext:graphic-properties draw:fill="none" draw:fill-color="#ffffff"/>
      <style:paragraph-properties fo:margin-left="0in" fo:margin-right="0in" fo:margin-top="0in" fo:margin-bottom="0in" style:contextual-spacing="false" fo:line-height="120%" fo:text-indent="0in" style:auto-text-indent="false" fo:background-color="transparent" fo:padding="0in" fo:border="none" style:writing-mode="lr-tb"/>
    </style:style>
    <style:style style:name="T1"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5"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bold" style:text-blinking="false" fo:background-color="transparent" loext:char-shading-value="0"/>
    </style:style>
    <style:style style:name="T6" style:family="text">
      <style:text-properties fo:font-variant="normal" fo:text-transform="none" fo:color="#1155cc" loext:opacity="100%" style:text-line-through-style="none" style:text-line-through-type="none" style:font-name="Roboto" fo:font-size="11pt" fo:font-style="normal" style:text-underline-style="solid" style:text-underline-width="auto" style:text-underline-color="font-color" fo:font-weight="normal" style:text-blinking="false" fo:background-color="transparent" loext:char-shading-value="0"/>
    </style:style>
    <style:style style:name="T7" style:family="text">
      <style:text-properties fo:font-variant="normal" fo:text-transform="none" fo:color="#1155cc" loext:opacity="100%" style:text-line-through-style="none" style:text-line-through-type="none" style:font-name="Roboto" fo:font-size="10.5pt" fo:font-style="normal" style:text-underline-style="solid" style:text-underline-width="auto" style:text-underline-color="font-color" fo:font-weight="bold" style:text-blinking="false" fo:background-color="transparent" loext:char-shading-value="0"/>
    </style:style>
    <style:style style:name="T8" style:family="text">
      <style:text-properties fo:font-variant="normal" fo:text-transform="none" fo:color="#333333" loext:opacity="100%" style:text-line-through-style="none" style:text-line-through-type="none" style:font-name="Roboto" fo:font-size="11pt" fo:font-style="normal" style:text-underline-style="none" fo:font-weight="bold" style:text-blinking="false" fo:background-color="transparent" loext:char-shading-value="0"/>
    </style:style>
    <style:style style:name="T9" style:family="text">
      <style:text-properties fo:font-variant="normal" fo:text-transform="none" fo:color="#333333" loext:opacity="100%" style:text-line-through-style="none" style:text-line-through-type="none" style:font-name="Roboto" fo:font-size="11pt" fo:font-style="normal" style:text-underline-style="none" fo:font-weight="normal" style:text-blinking="false" fo:background-color="transparent" loext:char-shading-value="0"/>
    </style:style>
    <style:style style:name="T10" style:family="text">
      <style:text-properties fo:font-variant="normal" fo:text-transform="none" fo:color="#333333" loext:opacity="100%" style:text-line-through-style="none" style:text-line-through-type="none" style:font-name="Roboto" fo:font-size="12pt" fo:font-style="normal" style:text-underline-style="none" fo:font-weight="bold" style:text-blinking="false" fo:background-color="transparent" loext:char-shading-value="0"/>
    </style:style>
    <style:style style:name="T11" style:family="text">
      <style:text-properties fo:font-variant="normal" fo:text-transform="none" fo:color="#333333" loext:opacity="100%" style:text-line-through-style="none" style:text-line-through-type="none" style:font-name="Roboto" fo:font-size="10.5pt" fo:font-style="normal" style:text-underline-style="none" fo:font-weight="normal" style:text-blinking="false" fo:background-color="transparent" loext:char-shading-value="0"/>
    </style:style>
    <style:style style:name="T12" style:family="text">
      <style:text-properties fo:font-variant="normal" fo:text-transform="none" fo:color="#333333" loext:opacity="100%" style:text-line-through-style="none" style:text-line-through-type="none" style:font-name="Roboto" fo:font-size="10.5pt" fo:font-style="normal" style:text-underline-style="none" fo:font-weight="bold" style:text-blinking="false" fo:background-color="transparent" loext:char-shading-value="0"/>
    </style:style>
    <style:style style:name="T13" style:family="text">
      <style:text-properties fo:font-variant="normal" fo:text-transform="none" fo:color="#333333" loext:opacity="100%" style:text-line-through-style="none" style:text-line-through-type="none" style:text-underline-style="none" style:text-blinking="false" fo:background-color="transparent" loext:char-shading-value="0"/>
    </style:style>
    <style:style style:name="T14" style:family="text">
      <style:text-properties fo:color="#000000" loext:opacity="100%" fo:font-size="11pt" fo:background-color="transparent" loext:char-shading-value="0"/>
    </style:style>
    <style:style style:name="T15" style:family="text">
      <style:text-properties fo:color="#000000" loext:opacity="100%" fo:font-size="11pt" fo:font-weight="normal" fo:background-color="transparent" loext:char-shading-value="0"/>
    </style:style>
    <style:style style:name="T16" style:family="text">
      <style:text-properties fo:color="#000000" loext:opacity="100%" style:font-name="Arial" fo:font-size="11pt" fo:background-color="transparent" loext:char-shading-value="0"/>
    </style:style>
    <style:style style:name="T17" style:family="text">
      <style:text-properties fo:color="#000000" loext:opacity="100%" fo:background-color="transparent" loext:char-shading-value="0"/>
    </style:style>
    <style:style style:name="T18" style:family="text">
      <style:text-properties fo:color="#000000" loext:opacity="100%" style:font-name="Montserrat" fo:font-size="10pt" fo:font-weight="bold" fo:background-color="transparent" loext:char-shading-value="0"/>
    </style:style>
    <style:style style:name="T19" style:family="text">
      <style:text-properties fo:color="#000000" loext:opacity="100%" style:font-name="Montserrat" fo:font-size="10pt" fo:background-color="transparent" loext:char-shading-value="0"/>
    </style:style>
    <style:style style:name="T20" style:family="text">
      <style:text-properties style:font-name="Arial" fo:font-size="11pt" fo:font-weight="bold" fo:background-color="transparent" loext:char-shading-value="0"/>
    </style:style>
    <style:style style:name="T21" style:family="text">
      <style:text-properties style:font-name="Arial" fo:font-size="11pt" fo:background-color="transparent" loext:char-shading-value="0"/>
    </style:style>
    <style:style style:name="T22" style:family="text">
      <style:text-properties style:font-name="Arial" fo:font-size="11pt" fo:font-style="normal" fo:font-weight="normal" fo:background-color="transparent" loext:char-shading-value="0"/>
    </style:style>
    <style:style style:name="T23" style:family="text">
      <style:text-properties fo:font-size="11pt" fo:font-weight="bold" fo:background-color="transparent" loext:char-shading-value="0"/>
    </style:style>
    <style:style style:name="T24" style:family="text">
      <style:text-properties fo:font-weight="bold" fo:background-color="transparent" loext:char-shading-value="0"/>
    </style:style>
    <style:style style:name="T25" style:family="text">
      <style:text-properties fo:background-color="transparent" loext:char-shading-value="0"/>
    </style:style>
    <style:style style:name="T26" style:family="text">
      <style:text-properties style:font-name="Roboto" fo:font-size="12pt" fo:font-style="normal" fo:font-weight="bold" fo:background-color="transparent" loext:char-shading-value="0"/>
    </style:style>
    <style:style style:name="T27" style:family="text">
      <style:text-properties style:font-name="Roboto" fo:font-size="12pt" fo:font-style="normal" fo:font-weight="normal" fo:background-color="transparent" loext:char-shading-value="0"/>
    </style:style>
    <style:style style:name="T28" style:family="text">
      <style:text-properties style:font-name="Roboto" fo:font-size="11pt" fo:font-style="normal" fo:font-weight="bold" fo:background-color="transparent" loext:char-shading-value="0"/>
    </style:style>
    <style:style style:name="T29" style:family="text">
      <style:text-properties style:font-name="Roboto" fo:font-size="11pt" fo:font-style="normal" fo:font-weight="normal" fo:background-color="transparent" loext:char-shading-value="0"/>
    </style:style>
    <style:style style:name="T30" style:family="text">
      <style:text-properties fo:font-size="12pt" fo:font-weight="bold" fo:background-color="transparent" loext:char-shading-value="0"/>
    </style:style>
    <style:style style:name="T31" style:family="text">
      <style:text-properties fo:font-size="12pt" fo:background-color="transparent" loext:char-shading-value="0"/>
    </style:style>
    <style:style style:name="T32" style:family="text">
      <style:text-properties fo:font-size="10.5pt" fo:font-style="italic" fo:background-color="#ffffff" loext:char-shading-value="0"/>
    </style:style>
    <style:style style:name="T33" style:family="text">
      <style:text-properties fo:color="#0e101a" loext:opacity="100%" fo:background-color="transparent" loext:char-shading-value="0"/>
    </style:style>
    <style:style style:name="T34" style:family="text">
      <style:text-properties fo:color="#0e101a" loext:opacity="100%" fo:font-size="11pt" fo:font-weight="bold" fo:background-color="transparent" loext:char-shading-value="0"/>
    </style:style>
    <style:style style:name="T35" style:family="text">
      <style:text-properties fo:color="#0e101a" loext:opacity="100%" fo:font-size="11pt" fo:background-color="transparent" loext:char-shading-value="0"/>
    </style:style>
    <style:style style:name="T36" style:family="text">
      <style:text-properties style:font-name="Montserrat" fo:font-size="10pt" fo:font-weight="bold" fo:background-color="transparent" loext:char-shading-value="0"/>
    </style:style>
    <style:style style:name="T37" style:family="text">
      <style:text-properties style:font-name="Montserrat" fo:font-size="10pt" fo:background-color="transparent" loext:char-shading-value="0"/>
    </style:style>
    <style:style style:name="T38" style:family="text">
      <style:text-properties fo:background-color="#ffffff" loext:char-shading-value="0"/>
    </style:style>
    <style:style style:name="T39" style:family="text">
      <style:text-properties fo:color="#4d5156" loext:opacity="100%" fo:font-size="10.5pt" fo:font-style="italic" fo:background-color="#ffffff" loext:char-shading-value="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text:start-value="6">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text:start-value="7">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text:start-value="8">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text:start-value="9">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text:start-value="10">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loext:num-list-format="%1%." style:num-suffix="." style:num-format="1" text:start-value="9">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bookmark text:name="docs-internal-guid-efa049b5-7fff-93fe-7e53-b1a5d3997cb0"/><text:span text:style-name="T1">Mohammed Hamdan, Ph.D.<text:line-break/></text:span><text:span text:style-name="T2">Montreal, QC, Canada | +1 (514) 219-2291 | mhhamdan89@gmail.com<text:line-break/>[</text:span><text:a xlink:type="simple" xlink:href="http://linkedin.com/in/mohammed-hamdan-b4545316a" text:style-name="Internet_20_link" text:visited-style-name="Visited_20_Internet_20_Link"><text:span text:style-name="T4">LinkedIn</text:span></text:a><text:span text:style-name="T2">] | [</text:span><text:a xlink:type="simple" xlink:href="https://github.com/MHHamdan" text:style-name="Internet_20_link" text:visited-style-name="Visited_20_Internet_20_Link"><text:span text:style-name="T4">GitHub</text:span></text:a><text:span text:style-name="T2">]</text:span></text:p>
      <text:p text:style-name="Horizontal_20_Line"/>
      <text:h text:style-name="P1" text:outline-level="3">Professional Summary</text:h>
      <text:p text:style-name="P7"><text:span text:style-name="T2">Innovative researcher in </text:span><text:span text:style-name="T1">Machine Learning (ML)</text:span><text:span text:style-name="T3"> </text:span><text:span text:style-name="T2">and </text:span><text:span text:style-name="T1">Computer Vision (CV)</text:span><text:span text:style-name="T3"> </text:span><text:span text:style-name="T2">with a Ph.D. from École de Technologie Supérieure (ÉTS). Specializing in deep learning architectures for handwriting recognition, Optical Character Recognition (OCR), and document layout analysis, I developed the HAND architecture that reduced error rates below 5% on complex handwritten datasets. My expertise encompasses advanced vision transformers (ViT), hierarchical attention networks, GANs, and NLP-based text analysis, resulting in high-impact publications (IEEE TPAMI, Pattern Recognition, IJDAR). Skilled at translating state-of-the-art research into deployable solutions, managing research infrastructures, and mentoring peers. Passionate about multimodal integration, sensor fusion, scalable MLOps pipelines, and fostering innovation across academia and industry.</text:span></text:p>
      <text:p text:style-name="Text_20_body"><text:line-break/></text:p>
      <text:p text:style-name="P25">EDUCATION</text:p>
      <text:p text:style-name="Text_20_body"/>
      <text:p text:style-name="P8"><text:span text:style-name="T2">Software Engineer (ML-Computer Vision), </text:span><text:a xlink:type="simple" xlink:href="http://etsmtl.ca/" text:style-name="Internet_20_link" text:visited-style-name="Visited_20_Internet_20_Link"><text:span text:style-name="T4">École De Technologie Supérieure</text:span></text:a></text:p>
      <text:p text:style-name="P27">September 2019 - November 2024</text:p>
      <text:p text:style-name="Text_20_body"/>
      <text:p text:style-name="P8"><text:span text:style-name="T2">Computer Science (NLP), </text:span><text:a xlink:type="simple" xlink:href="https://www.kau.edu.sa/Home.aspx?lng=en" text:style-name="Internet_20_link" text:visited-style-name="Visited_20_Internet_20_Link"><text:span text:style-name="T4">King Abdulaziz University</text:span></text:a></text:p>
      <text:p text:style-name="P27">March 2015 - May 2018</text:p>
      <text:p text:style-name="Text_20_body"/>
      <text:p text:style-name="P8"><text:span text:style-name="T2">Computer Science, </text:span><text:a xlink:type="simple" xlink:href="https://uoh.edu.sa/en" text:style-name="Internet_20_link" text:visited-style-name="Visited_20_Internet_20_Link"><text:span text:style-name="T4">University of Hail</text:span></text:a></text:p>
      <text:p text:style-name="P27">April 2009 - August 2013</text:p>
      <text:p text:style-name="Text_20_body"/>
      <text:p text:style-name="P25">Languages</text:p>
      <text:p text:style-name="Text_20_body"/>
      <text:p text:style-name="P8"><text:span text:style-name="T1">Arabic:</text:span><text:span text:style-name="T3"> </text:span><text:span text:style-name="T2">Native or bilingual proficiency </text:span></text:p>
      <text:p text:style-name="P8"><text:span text:style-name="T1">English:</text:span><text:span text:style-name="T3"> </text:span><text:span text:style-name="T2">Professional proficiency</text:span></text:p>
      <text:p text:style-name="P8"><text:span text:style-name="T1">French:</text:span><text:span text:style-name="T3"> </text:span><text:span text:style-name="T2">B1 - Independent user</text:span></text:p>
      <text:p text:style-name="Text_20_body"/>
      <text:p text:style-name="P25">SKILLS</text:p>
      <text:list text:style-name="L1">
        <text:list-item>
          <text:p text:style-name="P39"><text:span text:style-name="T24">Data Structures:</text:span><text:span text:style-name="T25"> Sorting, Recursion, Trees, Graphs, Dynamic Programming, Ad-hoc, Linked Lists, Stacks, Queues, and Strings. </text:span></text:p>
        </text:list-item>
        <text:list-item>
          <text:p text:style-name="P47"><text:soft-page-break/><text:span text:style-name="T14">Programming languages: </text:span><text:span text:style-name="T15">For machine learning and Data science (Python, R), and basic knowledge of Java, C#, C++, VB.net, Matlab, and Octave.</text:span></text:p>
        </text:list-item>
        <text:list-item>
          <text:p text:style-name="P39"><text:span text:style-name="T24">Deep Learning Framework</text:span><text:span text:style-name="T25">: Tensorflow, PyTorch, Keras, PyTorch Lightning, Theano, Caffe, and mxnet. </text:span></text:p>
        </text:list-item>
        <text:list-item>
          <text:p text:style-name="P39"><text:span text:style-name="T24">Website Development: </text:span><text:span text:style-name="T25">WordPress, Bootstrap, MySQL, PHP,  HTML, CSS, Jquery, and Javascript. </text:span></text:p>
        </text:list-item>
        <text:list-item>
          <text:p text:style-name="P39"><text:span text:style-name="T24">GPU Programming:</text:span><text:span text:style-name="T25"> Compute Canada servers like mist, Niagra, etc., Calcul Quebec like Narval, Lambda server, AWS, GCP, and Kaggle.  </text:span></text:p>
        </text:list-item>
        <text:list-item>
          <text:p text:style-name="P45"><text:span text:style-name="T20">Organizational and planning skills</text:span><text:span text:style-name="T21">: communication skills, teamwork, data collection and management, attention to detail, problem analysis, and initiative confidentiality.</text:span></text:p>
        </text:list-item>
      </text:list>
      <text:p text:style-name="Text_20_body"/>
      <text:p text:style-name="P25">EXPERIENCE</text:p>
      <text:p text:style-name="Text_20_body"/>
      <text:list text:style-name="L2">
        <text:list-item>
          <text:p text:style-name="P28">Researcher as a Ph.D. candidate in Synchromedia Lab, ETS, Canada, March 2020 – present. The main focus is on using machine learning and computer vision algorithms to recognize and analyze document (handwriting) images.  </text:p>
        </text:list-item>
        <text:list-item>
          <text:p text:style-name="P28">The administrator of Synchromedia Lab, ETS, Canada, July - 2020 - present. </text:p>
        </text:list-item>
        <text:list-item>
          <text:p text:style-name="P15"><text:span text:style-name="T2">Build a website for our </text:span><text:a xlink:type="simple" xlink:href="https://www.synchromedia.ca/" text:style-name="Internet_20_link" text:visited-style-name="Visited_20_Internet_20_Link"><text:span text:style-name="T4">Synchromedia</text:span></text:a><text:span text:style-name="T2"> lab as a volunteer in 2022. </text:span></text:p>
        </text:list-item>
        <text:list-item>
          <text:p text:style-name="P28">ADMINISTRATIVE ASSISTANT as a part-time job at Scientific Council, Committee of Scientific Promotion at KAU, Jeddah, Saudia Arabia, January 2016 - May 2017. </text:p>
        </text:list-item>
        <text:list-item>
          <text:p text:style-name="P28">Website Developer using ASP.net with C#, in Transportation company,  Jeddah, Saudia Arabia, January 2014 - March 2016. </text:p>
        </text:list-item>
        <text:list-item>
          <text:p text:style-name="P28">Researcher in Water Researching Center, Civil engineering department, King Abdelaziz University, Jeddah, Saudi Arabia, January 2015 - December 2015. </text:p>
        </text:list-item>
        <text:list-item>
          <text:p text:style-name="P28">Web Developer using PHP and Mysql, at Hail university, faculty of science and software engineering,  Hail, Saudia Arabia, January 2011 - April 2012. </text:p>
        </text:list-item>
        <text:list-item>
          <text:p text:style-name="P28">Technical support in Computer Hardware &amp; Software Maintenance, Computenet foundation, Hail, Saudia Arabia, January 2011 - March 2012. </text:p>
        </text:list-item>
        <text:list-item>
          <text:p text:style-name="P28">Developing real estate websites, Al-Monahi &amp; Aldalil offices, Hail, Saudi Arabia,  February 2013 - April 2013. </text:p>
        </text:list-item>
      </text:list>
      <text:p text:style-name="Text_20_body"><text:line-break/><text:line-break/><text:line-break/><text:line-break/><text:line-break/></text:p>
      <text:p text:style-name="P25">Relevant courses</text:p>
      <text:p text:style-name="Text_20_body"/>
      <text:list text:style-name="L3">
        <text:list-item>
          <text:p text:style-name="P16"><text:span text:style-name="T1">Image Processing </text:span><text:span text:style-name="T2">(COMP6771), </text:span><text:a xlink:type="simple" xlink:href="https://www.concordia.ca/research/cenparmi/faculty.html?fpid=tien-bui" text:style-name="Internet_20_link" text:visited-style-name="Visited_20_Internet_20_Link"><text:span text:style-name="T4">University of Concordia</text:span></text:a><text:span text:style-name="T2">, Autumn 2018.</text:span></text:p>
        </text:list-item>
        <text:list-item>
          <text:p text:style-name="P16"><text:span text:style-name="T1">Machine Learning, </text:span><text:span text:style-name="T2">Taught by Andrew Ng, offered by Sandford Univerity on </text:span><text:a xlink:type="simple" xlink:href="https://www.coursera.org/learn/machine-learning-course/home/week/1" text:style-name="Internet_20_link" text:visited-style-name="Visited_20_Internet_20_Link"><text:span text:style-name="T4">Coursera</text:span></text:a><text:span text:style-name="T2">. </text:span></text:p>
        </text:list-item>
        <text:list-item>
          <text:p text:style-name="P16"><text:soft-page-break/><text:span text:style-name="T1">Machine Learning Engineering for Production (MLOps) Specialization, </text:span><text:span text:style-name="T2">taught by Andrew Ng, Laurence Moroney, and Robert Crowe, offered by DeepLearning.AI on Coursera, contains the following </text:span><text:a xlink:type="simple" xlink:href="https://www.coursera.org/specializations/machine-learning-engineering-for-production-mlops" text:style-name="Internet_20_link" text:visited-style-name="Visited_20_Internet_20_Link"><text:span text:style-name="T4">courses</text:span></text:a><text:span text:style-name="T2">:  </text:span></text:p>
          <text:list>
            <text:list-item>
              <text:p text:style-name="P29">Introduction to Machine Learning in Production.</text:p>
            </text:list-item>
            <text:list-item>
              <text:p text:style-name="P29">Machine Learning Data Lifecycle in Production.</text:p>
            </text:list-item>
            <text:list-item>
              <text:p text:style-name="P29">Machine Learning Modeling Pipelines in Production.</text:p>
            </text:list-item>
            <text:list-item>
              <text:p text:style-name="P29">Deploying Machine Learning Models in Production. </text:p>
            </text:list-item>
          </text:list>
        </text:list-item>
        <text:list-item>
          <text:p text:style-name="P16"><text:span text:style-name="T1">Deep Learning with PyTorch: Zero to GANs</text:span><text:span text:style-name="T2">, by </text:span><text:a xlink:type="simple" xlink:href="https://jovian.ai/certificate/MFQTIMJZGY" text:style-name="Internet_20_link" text:visited-style-name="Visited_20_Internet_20_Link"><text:span text:style-name="T4">Jovia</text:span></text:a><text:span text:style-name="T2">. </text:span></text:p>
        </text:list-item>
        <text:list-item>
          <text:p text:style-name="P16"><text:span text:style-name="T1">Artificial intelligence engineer with eight projects </text:span><text:span text:style-name="T2">), </text:span><text:a xlink:type="simple" xlink:href="https://www.simplilearn.com/artificial-intelligence-masters-program-training-course?tag=Artificial%20Intelligence%20Engineer" text:style-name="Internet_20_link" text:visited-style-name="Visited_20_Internet_20_Link"><text:span text:style-name="T4">Simplilearn</text:span></text:a><text:span text:style-name="T2">, June 2020 - March 2021. </text:span><text:span text:style-name="T8">Skills and project achieved:</text:span><text:span text:style-name="T10"> </text:span></text:p>
          <text:list>
            <text:list-item>
              <text:p text:style-name="P40"><text:span text:style-name="T24">Introduction to Artificial Intelligence:</text:span><text:span text:style-name="T25"> decoding AI, fundamentals of ML and DL, ML workflow, and performance metrics. </text:span></text:p>
            </text:list-item>
            <text:list-item>
              <text:p text:style-name="P40"><text:span text:style-name="T24">Data Science with Python:</text:span><text:span text:style-name="T25"> intro to data science, intro to data analysis, statistical analysis and business applications, python for data science, mathematical computing with python (Numpy), scientific computing with python (Scipy), data manipulation with Pandas, ML with Scikit-learn, NLP with Scikit-Learn, Data visualization in Python using matplotlib, web scrapping with beautiful soup, and Python integration with Hadoop MapReduce and Spark. </text:span></text:p>
            </text:list-item>
            <text:list-item>
              <text:p text:style-name="P40"><text:span text:style-name="T24">Machine Learning: </text:span><text:span text:style-name="T25">intro to AI and ML, data preprocessing, supervised learning, feature engineering, supervised learning classification, unsupervised learning, time series modeling, ensemble learning, recommender systems, and text mining. </text:span></text:p>
            </text:list-item>
            <text:list-item>
              <text:p text:style-name="P40"><text:span text:style-name="T24">Deep Learning Fundamentals:</text:span><text:span text:style-name="T25"> intro to deep learning, deep learning models, additional deep learning models, and deep learning platforms and libraries. </text:span></text:p>
            </text:list-item>
            <text:list-item>
              <text:p text:style-name="P40"><text:span text:style-name="T24">Deep learning with Keras and TensorFlow:</text:span><text:span text:style-name="T25"> intro to DL with Keras and TF, ANN, DNN, DNN optimization tuning interpretability, CNN, RNN, and autoencoders. </text:span></text:p>
            </text:list-item>
            <text:list-item>
              <text:p text:style-name="P40"><text:span text:style-name="T24">Natural Language Processing:</text:span><text:span text:style-name="T25"> intro to NLP, working with text Corpus, processing raw text with NLTK, text classification, finding useful information from piles of text, and developing a speech-to-text application using Python. </text:span></text:p>
            </text:list-item>
            <text:list-item>
              <text:p text:style-name="P48"><text:span text:style-name="T16">Projects achieved:</text:span><text:span text:style-name="T17"> </text:span></text:p>
              <text:list>
                <text:list-item>
                  <text:p text:style-name="P40"><text:span text:style-name="T25">Project 1. </text:span><text:span text:style-name="T24">IBM HR Analytics Employee Attrition Modeling</text:span></text:p>
                </text:list-item>
                <text:list-item>
                  <text:p text:style-name="P40"><text:span text:style-name="T25">Project 2. </text:span><text:span text:style-name="T24">House Loan Data Analysis</text:span></text:p>
                </text:list-item>
                <text:list-item>
                  <text:p text:style-name="P40"><text:span text:style-name="T25">Project 3. </text:span><text:span text:style-name="T24">Building a user-based recommendation model for Amazon</text:span></text:p>
                </text:list-item>
                <text:list-item>
                  <text:p text:style-name="P40"><text:span text:style-name="T25">Project 4. </text:span><text:span text:style-name="T24">Identify the level of income qualification needed for families in Latin America</text:span></text:p>
                </text:list-item>
                <text:list-item>
                  <text:p text:style-name="P40"><text:span text:style-name="T25">Project 5. </text:span><text:span text:style-name="T24">Topic Analysis of Review Data</text:span></text:p>
                </text:list-item>
                <text:list-item>
                  <text:p text:style-name="P40"><text:span text:style-name="T25">Project 6. </text:span><text:span text:style-name="T24">Classify Hate vs. Nonhate Tweets</text:span></text:p>
                </text:list-item>
                <text:list-item>
                  <text:p text:style-name="P40"><text:span text:style-name="T25">Project 7. </text:span><text:span text:style-name="T24">Customer Service Requests Analysis</text:span></text:p>
                </text:list-item>
                <text:list-item>
                  <text:p text:style-name="P40"><text:span text:style-name="T25">Project 8. </text:span><text:span text:style-name="T24">AI Capstone Project held Finance, Retail, and E-commerce</text:span></text:p>
                </text:list-item>
                <text:list-item>
                  <text:p text:style-name="P17"><text:span text:style-name="T1">GitHub hosts my projects, and labs are</text:span><text:a xlink:type="simple" xlink:href="https://github.com/MHHamdan/Artificial-Intelligence-Engineer" text:style-name="Internet_20_link" text:visited-style-name="Visited_20_Internet_20_Link"><text:span text:style-name="T5"> here</text:span></text:a></text:p>
                </text:list-item>
              </text:list>
            </text:list-item>
          </text:list>
        </text:list-item>
      </text:list>
      <text:p text:style-name="Text_20_body"/>
      <text:list text:style-name="L4">
        <text:list-item>
          <text:p text:style-name="P18"><text:soft-page-break/><text:span text:style-name="T8">Advanced Certification Program in AI/ML, </text:span><text:a xlink:type="simple" xlink:href="https://iiit-h.talentsprint.com/caid/index.html" text:style-name="Internet_20_link" text:visited-style-name="Visited_20_Internet_20_Link"><text:span text:style-name="T6">IIIT Hyderabad ML Lab</text:span></text:a><text:span text:style-name="T9">,  September 2020 - March 2021. For more than a 6-month program. A lot of it was programming - learning Python, hacking voice skills on Alexa, Stock price prediction, Recommendation Systems, and learning to build models. But the most significant learning has been the ideal thinking behind ML algorithms - a constant focus on improving the performance of models while simplifying the inputs and features needed. Eventually, since ML is over fifteen years of history, therefore, my feeling is just like I've barely touched the tip of the iceberg of that history, and learning this is just opening new challenging doors in the field of ML/AI.  </text:span><text:span text:style-name="T8">Hackathons achieved: </text:span></text:p>
          <text:list>
            <text:list-item>
              <text:p text:style-name="P41"><text:span text:style-name="T25">Hackathon 1. </text:span><text:span text:style-name="T24">Voice Commands Based Ordering System</text:span></text:p>
            </text:list-item>
            <text:list-item>
              <text:p text:style-name="P41"><text:span text:style-name="T25">Hackathon 2. </text:span><text:span text:style-name="T24">Alexa Chatbot</text:span></text:p>
            </text:list-item>
            <text:list-item>
              <text:p text:style-name="P41"><text:span text:style-name="T25">Hackathon 3. </text:span><text:span text:style-name="T24">Expression Face Recognition - Mobile App</text:span></text:p>
            </text:list-item>
            <text:list-item>
              <text:p text:style-name="P41"><text:span text:style-name="T25">Mini-Hackathon 1. </text:span><text:span text:style-name="T24">Data Munging</text:span></text:p>
            </text:list-item>
            <text:list-item>
              <text:p text:style-name="P41"><text:span text:style-name="T25">Mini-Hackathon 2. </text:span><text:span text:style-name="T24">Aptitude Classification</text:span></text:p>
            </text:list-item>
            <text:list-item>
              <text:p text:style-name="P41"><text:span text:style-name="T25">Mini-Hackathon 3. </text:span><text:span text:style-name="T24">Author Identification</text:span></text:p>
            </text:list-item>
            <text:list-item>
              <text:p text:style-name="P41"><text:span text:style-name="T25">Mini-Hackathon 4. </text:span><text:span text:style-name="T24">Research Investigators Clustering</text:span></text:p>
            </text:list-item>
            <text:list-item>
              <text:p text:style-name="P41"><text:span text:style-name="T25">Mini-Hackathon 5. </text:span><text:span text:style-name="T24">Dogs vs. Cats Binary Class Classification with PyTorch</text:span></text:p>
            </text:list-item>
            <text:list-item>
              <text:p text:style-name="P19"><text:span text:style-name="T2">Mini-Hackathon 6</text:span><text:span text:style-name="T1">.</text:span><text:span text:style-name="T2"> </text:span><text:span text:style-name="T1">Image Transformations - Kaggle Competition</text:span><text:span text:style-name="T2">, Kaggle </text:span><text:a xlink:type="simple" xlink:href="https://www.kaggle.com/competitions/30-days-of-ml/leaderboard" text:style-name="Internet_20_link" text:visited-style-name="Visited_20_Internet_20_Link"><text:span text:style-name="T5">here</text:span></text:a></text:p>
            </text:list-item>
            <text:list-item>
              <text:p text:style-name="P19"><text:span text:style-name="T2">Mini-Hackathon 7. </text:span><text:span text:style-name="T1">Sales Forecast - Kaggle Competition</text:span><text:span text:style-name="T2">, Kaggle </text:span><text:a xlink:type="simple" xlink:href="https://www.kaggle.com/competitions/retail-case-study-batch15/leaderboard" text:style-name="Internet_20_link" text:visited-style-name="Visited_20_Internet_20_Link"><text:span text:style-name="T5">here</text:span></text:a></text:p>
            </text:list-item>
            <text:list-item>
              <text:p text:style-name="P20"><text:span text:style-name="T2">GitHub hosts my Hackathons, Mini-Hackathons and labs are</text:span><text:a xlink:type="simple" xlink:href="https://github.com/MHHamdan/AIML-Hyderabad-ML-Lab" text:style-name="Internet_20_link" text:visited-style-name="Visited_20_Internet_20_Link"> <text:span text:style-name="T5">here</text:span></text:a></text:p>
            </text:list-item>
          </text:list>
        </text:list-item>
      </text:list>
      <text:p text:style-name="Text_20_body"/>
      <text:list text:style-name="L5">
        <text:list-item>
          <text:p text:style-name="P64"><text:span text:style-name="T25"> </text:span><text:span text:style-name="T28">Deep Learning with PyTorch OpenCV course with four Projects, </text:span><text:span text:style-name="T29">July 2020 - January 2021. </text:span><text:span text:style-name="T28">Skills and project achieved:</text:span><text:span text:style-name="T26"> </text:span></text:p>
          <text:list>
            <text:list-item>
              <text:p text:style-name="P21"><text:span text:style-name="T8">Week1 -Getting started: </text:span><text:span text:style-name="T9">intro to Artificial Intelligence, Numpy refresher, assignments on Numpy and PyTorch, ML algorithms, assignment on Gradient descent </text:span><text:a xlink:type="simple" xlink:href="https://courses.opencv.org/courses/course-v1:OpenCV+OpenCV-106+2019_T1/course/" text:style-name="Internet_20_link" text:visited-style-name="Visited_20_Internet_20_Link"><text:span text:style-name="T6">here</text:span></text:a><text:span text:style-name="T9">. </text:span></text:p>
            </text:list-item>
            <text:list-item>
              <text:p text:style-name="P49"><text:span text:style-name="T24">Week2 - Neural Networks:</text:span><text:span text:style-name="T25"> intro to NN, from 1D to ND, neural network basics, binary classification using perceptrons, PyTorch NN Module, image classification using a multi-layer perceptron, and assignment on MSE vs. MAE. </text:span></text:p>
            </text:list-item>
            <text:list-item>
              <text:p text:style-name="P49"><text:span text:style-name="T24">Weel3 - Convolutional Neural Networks: </text:span><text:span text:style-name="T25">inside CNN, lab: implement LeNet using PyTorch, evaluation of classification performance, intro to Torchvision, important CNN architectures, assignment on implementing CNN for image classification on CIFAR10, and a quiz to solidate my understanding. </text:span></text:p>
            </text:list-item>
            <text:list-item>
              <text:p text:style-name="P49"><text:span text:style-name="T24">Week4 - Practical considerations for training deep neural networks:</text:span><text:span text:style-name="T25"> optimization, training deep networks, adding robustness to the model, applying custom dataset, and assignment on Adam optimizer implementation. </text:span></text:p>
            </text:list-item>
            <text:list-item>
              <text:p text:style-name="P49"><text:soft-page-break/><text:span text:style-name="T24">Week5 - Project1: </text:span><text:span text:style-name="T25">Implement an image classifier from scratch. </text:span></text:p>
            </text:list-item>
            <text:list-item>
              <text:p text:style-name="P49"><text:span text:style-name="T24">Week6 - Best practices in deep learning: </text:span><text:span text:style-name="T25">troubleshooting training with Tensorboard, leveraging pre-trained models, how to structure your project for scale, and PyTorch Lightning. </text:span></text:p>
            </text:list-item>
            <text:list-item>
              <text:p text:style-name="P49"><text:span text:style-name="T24">Week7 - Project2:</text:span><text:span text:style-name="T25"> Kaggle competition - classification, and quiz 2.  </text:span></text:p>
            </text:list-item>
            <text:list-item>
              <text:p text:style-name="P49"><text:span text:style-name="T24">Week8 - Object detection: </text:span><text:span text:style-name="T25">intro to object detection, evaluation of traditional algorithms, and two-stage object detectors. </text:span></text:p>
            </text:list-item>
            <text:list-item>
              <text:p text:style-name="P49"><text:span text:style-name="T24">Week9 - Single Stage Object Detection:</text:span><text:span text:style-name="T25"> intro to object detection, YOLO: You Look Only Once, SSD: Single Shot MultiBox Detector, RetinaNet, custom SSD, and assignment on implementing the focal loss. </text:span></text:p>
            </text:list-item>
            <text:list-item>
              <text:p text:style-name="P49"><text:span text:style-name="T24">Week10 - Project3:</text:span><text:span text:style-name="T25"> object detection. </text:span></text:p>
            </text:list-item>
            <text:list-item>
              <text:p text:style-name="P49"><text:span text:style-name="T24">Week11 - Segmentation: </text:span><text:span text:style-name="T25">intro to segmentation, semantic segmentation architectures, evaluation metrics for semantic segmentation, LinkNet for semantic segmentation, Loss for semantic segmentation, FCN and DeepLab hands-on, U-Net hands-on, training from scratch, instance segmentation, and assignment on LinkNet with VGG16.</text:span></text:p>
            </text:list-item>
            <text:list-item>
              <text:p text:style-name="P49"><text:span text:style-name="T24">Week12 - Project4:</text:span><text:span text:style-name="T25"> Kaggle Competition - Semantic Segmentation and quiz. </text:span></text:p>
            </text:list-item>
            <text:list-item>
              <text:p text:style-name="P49"><text:span text:style-name="T24">Week13 - Pose Estimation:</text:span><text:span text:style-name="T25">  intro to densepose, densepose inference, training, squat checker, pose estimation. </text:span></text:p>
            </text:list-item>
            <text:list-item>
              <text:p text:style-name="P49"><text:span text:style-name="T24">Week14 - Azure deployment and cognitive services:</text:span><text:span text:style-name="T25"> deployment, azure cognitive services, and deployment on Azure using GitHub repository. </text:span></text:p>
            </text:list-item>
            <text:list-item>
              <text:p text:style-name="P49"><text:span text:style-name="T24">Week15: LibTorch:</text:span><text:span text:style-name="T25"> intro to Torchscript, intro to Libtorch, and intro to ONNX. </text:span></text:p>
            </text:list-item>
            <text:list-item>
              <text:p text:style-name="P50"><text:span text:style-name="T23">project achieved:</text:span><text:span text:style-name="T25"> </text:span></text:p>
              <text:list>
                <text:list-item>
                  <text:p text:style-name="P50"><text:span text:style-name="T25">Project 1. </text:span><text:span text:style-name="T24">Implement a CNN-based Image Classifier From scratch with PyTorch</text:span></text:p>
                </text:list-item>
                <text:list-item>
                  <text:p text:style-name="P21"><text:span text:style-name="T11">Project 2. </text:span><text:span text:style-name="T12">Kaggle Competition Classification</text:span><text:span text:style-name="T11">, Kaggle link</text:span><text:a xlink:type="simple" xlink:href="https://www.kaggle.com/competitions/opencv-pytorch-dl-course-classification/leaderboard" text:style-name="Internet_20_link" text:visited-style-name="Visited_20_Internet_20_Link"> <text:span text:style-name="T7">here</text:span></text:a></text:p>
                </text:list-item>
                <text:list-item>
                  <text:p text:style-name="P50"><text:span text:style-name="T25">Project 3. </text:span><text:span text:style-name="T24">Object Detection of Automatic Number Plate Recognition</text:span></text:p>
                </text:list-item>
                <text:list-item>
                  <text:p text:style-name="P21"><text:span text:style-name="T11">Project 4. </text:span><text:span text:style-name="T12">Kaggle Competition - Semantic Segmentation, Kaggle link</text:span><text:a xlink:type="simple" xlink:href="https://www.kaggle.com/competitions/opencv-pytorch-course-segmentation/leaderboard" text:style-name="Internet_20_link" text:visited-style-name="Visited_20_Internet_20_Link"><text:span text:style-name="T11"> </text:span><text:span text:style-name="T7">here</text:span></text:a></text:p>
                </text:list-item>
                <text:list-item>
                  <text:p text:style-name="P22"><text:span text:style-name="T11">GitHub hosts my labs, and projects are</text:span><text:a xlink:type="simple" xlink:href="https://github.com/MHHamdan/Deep-Learning-with-PyTorch--OppenCV-course" text:style-name="Internet_20_link" text:visited-style-name="Visited_20_Internet_20_Link"> <text:span text:style-name="T7">here</text:span></text:a></text:p>
                </text:list-item>
              </text:list>
            </text:list-item>
          </text:list>
        </text:list-item>
      </text:list>
      <text:p text:style-name="P9"/>
      <text:list text:style-name="L6">
        <text:list-item>
          <text:p text:style-name="P65"><text:span text:style-name="T25"> </text:span><text:span text:style-name="T28">PyImageSearch Customers -  PyImageSearch Gurus Course, </text:span><text:span text:style-name="T29">November 2020 - November 2022, </text:span><text:span text:style-name="T28">Skills achieved:</text:span><text:span text:style-name="T26"> </text:span><text:span text:style-name="T27">By completing 13 modules and multiple tests in </text:span><text:soft-page-break/><text:span text:style-name="T27">2 years, I gained an understanding of computer vision, and the fundamentals of computer vision algorithms include:</text:span></text:p>
          <text:list>
            <text:list-item>
              <text:p text:style-name="P51"><text:span text:style-name="T30">Module 1. Computer vision basics:</text:span><text:span text:style-name="T25"> </text:span><text:span text:style-name="T31">loading, displaying, and saving images; image basics; drawing, basic image processing; kernels, morphological operations; smoothing and blurring; lighting and color spaces; thresholding, gradient, and edge detection; contours, histograms, and connected-component labeling.</text:span></text:p>
            </text:list-item>
          </text:list>
        </text:list-item>
      </text:list>
      <text:p text:style-name="P10"/>
      <text:list text:style-name="L7">
        <text:list-item>
          <text:p text:style-name="P52"><text:span text:style-name="T30">Module 2. Building your custom object detector</text:span><text:span text:style-name="T31">: what is your object detector, object detection as the easiest way, sliding windows and image pyramids, the 6-step framework, constructing your HOG descriptor, the initial training phase,  non-maxima suppression, hard-negative mining, retraining and running your classifier, training your custom object detector, and tips on training your own object detectors.</text:span></text:p>
        </text:list-item>
      </text:list>
      <text:p text:style-name="P10"/>
      <text:list text:style-name="L8">
        <text:list-item>
          <text:p text:style-name="P53"><text:span text:style-name="T30">Module 3. Content-based Image Retrieval (CBIR): </text:span><text:span text:style-name="T31">what is CBIR, the 4 steps of building an image search engine, the bag of visual word model, extracting key points and local invariant descriptors, clustering features to form a codebook, visualizing words in a codebook, vector quantization, inverted indexing and searching, evaluation, Tf-idf weighting, and spatial verification.</text:span></text:p>
        </text:list-item>
      </text:list>
      <text:p text:style-name="P10"/>
      <text:list text:style-name="L9">
        <text:list-item>
          <text:p text:style-name="P54"><text:span text:style-name="T30">Module 4. Image Classification and Machine Learning:</text:span><text:span text:style-name="T25"> </text:span><text:span text:style-name="T31">A high-level overview of image classification, the image classification pipeline, K-Nearest Neighbor classification, common machine learning algorithms for image classification, K-means clustering, a bag of visual words for classification, a different type of image pyramid, an image classification example: Flower-17, an image classification example: CALTECH-101, and tips on training your image classifier.</text:span></text:p>
        </text:list-item>
      </text:list>
      <text:p text:style-name="P13"/>
      <text:list text:style-name="L10">
        <text:list-item>
          <text:p text:style-name="P55"><text:soft-page-break/><text:span text:style-name="T30">Module 5. Face Recognition: </text:span><text:span text:style-name="T31">What is Face Recognition?, LBPs for Face Recognition, the Eigenfaces Algorithm, Preparing and Preprocessing Your Own Face Dataset, and the Complete Face Recognition Pipeline</text:span></text:p>
        </text:list-item>
      </text:list>
      <text:p text:style-name="P10"/>
      <text:list text:style-name="L11">
        <text:list-item>
          <text:p text:style-name="P56"><text:span text:style-name="T30">Module 6. Automatic License Plate Recognition (ANPR):</text:span><text:span text:style-name="T25"> </text:span><text:span text:style-name="T31">What is ANPR, the problem with the ANPR dataset, localizing license plates in images, segmenting characters from the license plate, scissoring the license plate characters, gathering your license plate dataset, improving the proposed license plate model, and tips on classifying your license plate dataset.</text:span></text:p>
        </text:list-item>
      </text:list>
      <text:p text:style-name="P10"/>
      <text:list text:style-name="L12">
        <text:list-item>
          <text:p text:style-name="P57"><text:span text:style-name="T30">Module 7. Hadoop and Big Data</text:span><text:span text:style-name="T31">: introducing Hadoop and MapReduce, setting up Hadoop on the local machine, preparing dataset images on HDFS, running computer vision jobs on MapReduce, high-throughput face detection, and high-throughput feature extraction.</text:span></text:p>
        </text:list-item>
      </text:list>
      <text:p text:style-name="P10"/>
      <text:list text:style-name="L13">
        <text:list-item>
          <text:p text:style-name="P58"><text:span text:style-name="T30">Module</text:span><text:span text:style-name="T33"> </text:span><text:span text:style-name="T34">8. Deep Learning: </text:span><text:span text:style-name="T35">intro to deep learning, neural networks in a nutshell, setting up a deep learning development environment, deep belief networks, convolutional neural networks, implementing CNN architectures, transfer learning, working with Caffe, and Tips on training your own networks.</text:span></text:p>
        </text:list-item>
      </text:list>
      <text:p text:style-name="P11"/>
      <text:list text:style-name="L14">
        <text:list-item>
          <text:p text:style-name="P59"><text:span text:style-name="T30">Module</text:span><text:span text:style-name="T33"> </text:span><text:span text:style-name="T34">9. Raspberry Pi Projects</text:span><text:span text:style-name="T35">: installing OpenCV on your Raspberry Pi, setting up your Raspberry Pi Camera, accessing the Raspberry Pi camera and video stream, home surveillance and motion detection, and face recognition for security.</text:span></text:p>
        </text:list-item>
      </text:list>
      <text:p text:style-name="P11"/>
      <text:list text:style-name="L15">
        <text:list-item>
          <text:p text:style-name="P60"><text:span text:style-name="T30">Module</text:span><text:span text:style-name="T33"> </text:span><text:span text:style-name="T34">10. Image Descriptors: </text:span><text:span text:style-name="T35">what are image descriptors, feature vectors, color channel statistics, color histograms, Hu moments, Zernike moments, Haralick texture, Local Binary Patterns (LBPs), Histogram of Oriented Gradients (HOGs), understanding local features, Keypoint detectors(FAST, Harris, GFTT, DoG, Fast Hessian, STAR, MSER, Dense, BRISK, ORB), Local invariant descriptors (SIFT, RootSIFT, SURF, Real-valued feature extraction, and matching), Binary </text:span><text:soft-page-break/><text:span text:style-name="T35">descriptors (BRIEF, ORB, BRISK, FREAK, Binary feature extraction, and matching).</text:span></text:p>
        </text:list-item>
      </text:list>
      <text:p text:style-name="P11"/>
      <text:list text:style-name="L16">
        <text:list-item>
          <text:p text:style-name="P61"><text:span text:style-name="T30">Module</text:span><text:span text:style-name="T33"> </text:span><text:span text:style-name="T34">11. Computer Vision Case Studies:</text:span><text:span text:style-name="T33"> </text:span><text:span text:style-name="T35">measuring distance from the camera to object in an image, face detection in images, face detection in video, object tracking in video, identifying the covers of books, plant classification, and handwriting recognition.</text:span></text:p>
        </text:list-item>
      </text:list>
      <text:p text:style-name="P11"/>
      <text:list text:style-name="L17">
        <text:list-item>
          <text:p text:style-name="P62"><text:span text:style-name="T30">Module</text:span><text:span text:style-name="T33"> </text:span><text:span text:style-name="T34">12. Building Computer Vision Apps on mobile devices:</text:span><text:span text:style-name="T33"> </text:span><text:span text:style-name="T35">intro to PhoneGap, PhoneGap environment setup, PhoneGap "Hello, World," PhoneGap UI setup, capturing and uploading a photo with PhoneGap, and displaying face detection results.</text:span></text:p>
        </text:list-item>
      </text:list>
      <text:p text:style-name="P11"/>
      <text:list text:style-name="L18">
        <text:list-item>
          <text:p text:style-name="P63"><text:span text:style-name="T30">Module</text:span><text:span text:style-name="T33"> </text:span><text:span text:style-name="T34">13. Hand Gesture Recognition:</text:span><text:span text:style-name="T33"> </text:span><text:span text:style-name="T35">intro to hand gesture recognition, hand, finger, motion segmentation, and recognizing gestures.</text:span></text:p>
        </text:list-item>
      </text:list>
      <text:p text:style-name="P14"/>
      <text:list xml:id="list3511739658" text:style-name="L19">
        <text:list-item>
          <text:p text:style-name="P66"><text:span text:style-name="T25"> </text:span><text:span text:style-name="T28">PyImageSearch University ImageNet Bundle -  Deep Learning for Computer Vision with Python, </text:span><text:span text:style-name="T29">March 2020 - Present, </text:span><text:span text:style-name="T28">Skills achieved:</text:span><text:span text:style-name="T26"> </text:span></text:p>
        </text:list-item>
      </text:list>
      <text:list text:style-name="L29">
        <text:list-item>
          <text:list>
            <text:list-item>
              <text:p text:style-name="P36">Starter  bundle book using TensorFlow and Keras. </text:p>
            </text:list-item>
            <text:list-item>
              <text:p text:style-name="P36">Practitioner bundle book using TensorFlow and Keras. </text:p>
            </text:list-item>
            <text:list-item>
              <text:p text:style-name="P36">ImageNet bundle book using TensorFlow and Keras. </text:p>
            </text:list-item>
            <text:list-item>
              <text:p text:style-name="P46"><text:span text:style-name="T22">Bonus bundle book using TensorFlow and Keras. </text:span></text:p>
            </text:list-item>
          </text:list>
        </text:list-item>
      </text:list>
      <text:list text:continue-list="list3511739658" text:style-name="L19">
        <text:list-item>
          <text:p text:style-name="P24"><text:span text:style-name="T26">  </text:span><text:span text:style-name="T28">PyImageSearch University Full Access Plan, </text:span><text:span text:style-name="T29">March 2020 - Present, </text:span><text:span text:style-name="T28">Skills achieved:</text:span><text:span text:style-name="T26"> </text:span></text:p>
        </text:list-item>
      </text:list>
      <text:list text:style-name="L28">
        <text:list-item>
          <text:list>
            <text:list-item>
              <text:list>
                <text:list-item>
                  <text:list>
                    <text:list-item>
                      <text:list>
                        <text:list-item>
                          <text:h text:style-name="P2" text:outline-level="5"><text:soft-page-break/><text:span text:style-name="T24">OpenCV 101 — OpenCV Basics:</text:span><text:span text:style-name="T25"> displaying images, translation, rotation, resizing, flipping, cropping, image arithmetic, and bitwise operations. </text:span></text:h>
                        </text:list-item>
                        <text:list-item>
                          <text:h text:style-name="P2" text:outline-level="5"><text:span text:style-name="T36">OpenCV 102 — Basic Image Processing Operations: </text:span><text:span text:style-name="T37">morphological operations, smoothing and blurring, color spaces, basic thresholding, adaptive thresholding, kernels, image gradients, edge detection, automatic edge detection. </text:span></text:h>
                        </text:list-item>
                        <text:list-item>
                          <text:h text:style-name="P2" text:outline-level="5"><text:span text:style-name="T36">OpenCV 104 — Histograms: </text:span><text:span text:style-name="T37">image histograms, histogram,  adaptive histogram equalization, histogram matching, gamma correction, automatic color correction, and detecting low contrast images. </text:span></text:h>
                        </text:list-item>
                        <text:list-item>
                          <text:h text:style-name="P2" text:outline-level="5"><text:span text:style-name="T36">Augmented Reality 101 — Fiducials and Markers: </text:span><text:span text:style-name="T37">aprilTag detection, generating ArUco markers with openCV,  detecting ArUco markers with OpenCV, automatically determining ArUco marker type, augmented reality with ArUco markers, and real-time augmented reality with OpenCV. </text:span></text:h>
                        </text:list-item>
                        <text:list-item>
                          <text:h text:style-name="P2" text:outline-level="5"><text:span text:style-name="T36">Deep Learning 101 — Neural Networks and Parameterized Learning: </text:span><text:span text:style-name="T37">what is deep learning, image classification basics, the deep learning classification pipeline, parameterized learning and neural networks.  </text:span></text:h>
                        </text:list-item>
                        <text:list-item>
                          <text:h text:style-name="P2" text:outline-level="5"><text:span text:style-name="T36">Deep Learning 102 — Optimization Methods and Regularization: </text:span><text:span text:style-name="T37">understand and implement gradient decent, stochastic gradient descent (SGD), gradient descent algorithms and variations, and regularization techniques. </text:span></text:h>
                        </text:list-item>
                        <text:list-item>
                          <text:h text:style-name="P3" text:outline-level="5"><text:soft-page-break/><text:span text:style-name="T18">Deep Learning 103 — Neural Network Fundamentals: </text:span><text:span text:style-name="T19">introduction to neural networks, implementing the perceptron neural network with python, backpropagation from scratch with python, implementing feedforward neural networks with keras and TensorFlow, the 4 key ingredients when training any neural network, and understanding the weight initialization for neural networks. </text:span></text:h>
                        </text:list-item>
                        <text:list-item>
                          <text:h text:style-name="P3" text:outline-level="5"><text:span text:style-name="T18">Deep Learning 104 — Convolutional Neural Networks (CNNs): </text:span><text:span text:style-name="T19">convolution and cross-correlation in neural networks, convolutional neural networks (CNN) and layer types, are CNNs invariant to translation, rotation, and scaling.</text:span></text:h>
                        </text:list-item>
                        <text:list-item>
                          <text:h text:style-name="P3" text:outline-level="5"><text:span text:style-name="T18">Deep Learning 105 — Hands-on Experience with CNNs: </text:span><text:span text:style-name="T19">guides to train CNN with Keras and TensorFlow, save/load models to/from disk, LeNet for MNIST classification, MiniVGGNet going deeper CNNs, visualizing network architectures using Keras and TensorFlow, pretrained CNNs for image classification, fast neural network training with distributed training and Google TPUs, and U-Net image segmentation in Keras. </text:span></text:h>
                        </text:list-item>
                        <text:list-item>
                          <text:h text:style-name="P3" text:outline-level="5"><text:span text:style-name="T18">Deep Learning 106 — Improving Accuracy of CNNs: </text:span><text:span text:style-name="T19">Handling model checkpoint callback, Keras learning rate schedules and decay, the trade off between overfitting and underfitting. </text:span></text:h>
                        </text:list-item>
                        <text:list-item>
                          <text:h text:style-name="P3" text:outline-level="5"><text:span text:style-name="T18">Deep Learning 107 — Basic Real-World Projects: </text:span><text:span text:style-name="T19">breaking captchas with deeplearning, Keras and TensorFlow; smile detection with OpenCV Keras, and TensorFlow; traffic sign classification with Keras and deep learning, and Fashion MNIST with Keras and deep learning. </text:span></text:h>
                        </text:list-item>
                        <text:list-item>
                          <text:h text:style-name="P3" text:outline-level="5"><text:span text:style-name="T18">Deep Learning 120 — Regression with CNNs: </text:span><text:span text:style-name="T19">regression with neural network, regression with CNNs, combining categorical, numerical, and image data into a single neural network. </text:span></text:h>
                        </text:list-item>
                        <text:list-item>
                          <text:h text:style-name="P3" text:outline-level="5"><text:soft-page-break/><text:span text:style-name="T18">Deep Learning 125 — Data Pipelines with tf.data: </text:span><text:span text:style-name="T19">introduction to tf.data with tensorflow, data pipeline with tf.data and Tensorflow, and data augmentation with tf.data and Tensorflwo. </text:span></text:h>
                        </text:list-item>
                        <text:list-item>
                          <text:h text:style-name="P3" text:outline-level="5"><text:span text:style-name="T18">Deep Learning 130 — Hyperparameter Tuning: </text:span><text:span text:style-name="T19">intro to hyperparmeter tuning, hyperparameter tuning for computer vision projects, using scikit-learn to tune deep learning model hyperparameters and easy hyperparameter tuning with Keras Tuner. </text:span></text:h>
                        </text:list-item>
                        <text:list-item>
                          <text:h text:style-name="P3" text:outline-level="5"><text:span text:style-name="T18">Deep Learning 301 — Advanced Topics: </text:span><text:span text:style-name="T19">Computer graphics and deep learning with NeRF using TF and Keras part 1 - 3, introduction to TFRecords.</text:span></text:h>
                        </text:list-item>
                        <text:list-item>
                          <text:h text:style-name="P3" text:outline-level="5"><text:span text:style-name="T18">PyTorch 101 — Fundamentals of PyTorch: </text:span><text:span text:style-name="T19">intro to PyTorch, neural network with PyTorch, train CNN with PyTorch, image classification with pretrained networks and PyTorch, and object detection with pre-trained networks and PyTorch. </text:span></text:h>
                        </text:list-item>
                        <text:list-item>
                          <text:h text:style-name="P3" text:outline-level="5"><text:span text:style-name="T18">PyTorch 102 — Intermediate PyTorch for CV techniques: </text:span><text:span text:style-name="T19">DataLoader for image data, transfer learning and image classification, and introduction to distributed training in PyTorch. </text:span></text:h>
                        </text:list-item>
                        <text:list-item>
                          <text:h text:style-name="P3" text:outline-level="5"><text:span text:style-name="T18">PyTorch 103 - Advanced PyTorch techniques: </text:span><text:span text:style-name="T19">training DCGAN in PyTorch, training an object detector from scratch in PyTorch, U-Net: training image segmentation models.</text:span></text:h>
                        </text:list-item>
                        <text:list-item>
                          <text:h text:style-name="P3" text:outline-level="5"><text:span text:style-name="T18">Siamese Networks 101 — Intro to Siamese Networks: </text:span><text:span text:style-name="T19">building image pairs for siames networks, implementing siames network with Keras and TensorFlow, comparing image for similarity with siamese networks, improving accuracy with contrastive loss. </text:span></text:h>
                        </text:list-item>
                        <text:list-item>
                          <text:h text:style-name="P3" text:outline-level="5"><text:soft-page-break/><text:span text:style-name="T18">Image Adversaries 101 — Intro to Image Adversaries: </text:span><text:span text:style-name="T19">adversarial and attacks with Keras TensorFlow, targeted adversarial attacks with Keras and TensorFlow, adversarial attacks with FGSM (Fast Gradient Signed Method), defending against adversarial attacks and mixing normal images and adversarial images when training CNNs.</text:span></text:h>
                        </text:list-item>
                        <text:list-item>
                          <text:h text:style-name="P3" text:outline-level="5"><text:span text:style-name="T18">Autoencoders 101 — Intro to Autoencoders: </text:span><text:span text:style-name="T19">autoencoders with Keras and Tensorflow, denoising autoencoder, anomaly detection with autoencoders, and autoencoders for content based image retrieval (CBIR). </text:span></text:h>
                        </text:list-item>
                        <text:list-item>
                          <text:h text:style-name="P3" text:outline-level="5"><text:span text:style-name="T18">Object Detection 101 — Easy Object Detection: </text:span><text:span text:style-name="T19">shape detection with OpenCV, template matching with OpenCV, multi-template matching, multi-scale template matching, haar cascades with OpenCV, deep learning object detectors with OpenCV, and real-time deep learning object detection with OpenCV. </text:span></text:h>
                        </text:list-item>
                        <text:list-item>
                          <text:h text:style-name="P3" text:outline-level="5"><text:span text:style-name="T18">Object Detection 201 — Fundamentals of Deep Learning Object Detection: </text:span><text:span text:style-name="T19">turning any deep learning image classifier into an object detector, selective search for object detection, region proposal object detection, and training R-CNN object detectors. </text:span></text:h>
                        </text:list-item>
                        <text:list-item>
                          <text:h text:style-name="P3" text:outline-level="5"><text:span text:style-name="T18">Object Detection 202 — Bounding Box Regression: </text:span><text:span text:style-name="T19">bounding box regression, multi-class bounding box regression. </text:span></text:h>
                        </text:list-item>
                        <text:list-item>
                          <text:h text:style-name="P3" text:outline-level="5"><text:span text:style-name="T18">Face Applications 101 — Face Detection: </text:span><text:span text:style-name="T19">face detection with haar cascades, deeplearning faced detection with OpenCV, deep learning face detection with Dlib, and choosing a face detection method.</text:span></text:h>
                        </text:list-item>
                        <text:list-item>
                          <text:h text:style-name="P3" text:outline-level="5"><text:span text:style-name="T18">Face Applications 102 — Fundamentals of Facial Landmarks: </text:span><text:span text:style-name="T19">facial landmark with Dlib and OpenCV, detecting eyes, nose, lips, and jaw with OpenCV, real-time facial landmark detection, and 5-points facial landmark detection. </text:span></text:h>
                        </text:list-item>
                        <text:list-item>
                          <text:h text:style-name="P3" text:outline-level="5"><text:soft-page-break/><text:span text:style-name="T18">Face Recognition 101 — Fundamentals of Facial Recognition: </text:span><text:span text:style-name="T19">into to face recognition, face recognition with local binary patterns, OpenCV eigenfaces for face recognition. </text:span></text:h>
                        </text:list-item>
                        <text:list-item>
                          <text:h text:style-name="P3" text:outline-level="5"><text:span text:style-name="T18">GANs 101: </text:span><text:span text:style-name="T19">intro to generative adversarial networks (GANs), DCGAN for fashion-MNIST, GAN training challenges: DCGAN for color images, anime faces with WGAN and WGAN-GP.</text:span></text:h>
                        </text:list-item>
                        <text:list-item>
                          <text:h text:style-name="P3" text:outline-level="5"><text:span text:style-name="T18">GANs 201: </text:span><text:span text:style-name="T19">super-resolution generative adversarial networks (SRGAN), enhanced super-resolution generative adversarial networks (ESRGAN), and image translation with Pix2Pix. </text:span></text:h>
                        </text:list-item>
                        <text:list-item>
                          <text:h text:style-name="P3" text:outline-level="5"><text:span text:style-name="T18">GANs 301: </text:span><text:span text:style-name="T19">CycleGAN: unpaired image-to-image translation, part 1. </text:span></text:h>
                        </text:list-item>
                        <text:list-item>
                          <text:h text:style-name="P3" text:outline-level="5"><text:span text:style-name="T18">OCR 101 — Fundamentals of Optical Character Recognition: </text:span><text:span text:style-name="T19">intro to OPtictal Character Recogntion (OCR), using Tesseract, PyTesseract, and Python OCR, OCR project with Tesseract and Python. </text:span></text:h>
                        </text:list-item>
                        <text:list-item>
                          <text:h text:style-name="P3" text:outline-level="5"><text:span text:style-name="T18">OCR 110 — Using Tesseract for Translation and Non-English Languages: </text:span><text:span text:style-name="T19">detecting and OCR’ing digits with Tesseract and PyThon, whitelisting and blacklisting characters with Tesseract and Python, correcting text orientation with Tesseract and Python, Language translation and OCR with Tesseract and Python, and using Tesseract with non-English languages.</text:span></text:h>
                        </text:list-item>
                        <text:list-item>
                          <text:h text:style-name="P3" text:outline-level="5"><text:span text:style-name="T18">OCR 120: </text:span><text:span text:style-name="T19">tesseract page segmentation models (PSMs) to improve OCR accuracy, improve OCR results with image processing, using spellchecking to improve Tesseract OCR accuracy, OCR passports with OpenCV and Tesseract,  and credit card OCR with OpenCV and Python.</text:span></text:h>
                        </text:list-item>
                        <text:list-item>
                          <text:h text:style-name="P3" text:outline-level="5"><text:span text:style-name="T18">OCR 130: </text:span><text:span text:style-name="T19">recognizing digits with OpenCV and Python, Teseeract OCR: text localization and detection, rotated text bounding box localization with OpenCV, and a complete text detection and OCR pipeline. </text:span></text:h>
                        </text:list-item>
                        <text:list-item>
                          <text:h text:style-name="P3" text:outline-level="5"><text:soft-page-break/><text:span text:style-name="T18">OCR 201: </text:span><text:span text:style-name="T19">OCR with Keras, TensorFlow, deeplearning, Handwriting recognition with Keras and Tensorflow, and using maching learning to denoise images for better OCR accuracy.  </text:span></text:h>
                        </text:list-item>
                        <text:list-item>
                          <text:h text:style-name="P3" text:outline-level="5"><text:span text:style-name="T18">OCR 210 — EasyOCR, Aligning Documents, and OCR'ing Documents: </text:span><text:span text:style-name="T19">making OCR “easy” with easyOCR, image/document alignment and registration, OCR’ing a document, form, or invoice. </text:span></text:h>
                        </text:list-item>
                        <text:list-item>
                          <text:h text:style-name="P3" text:outline-level="5"><text:span text:style-name="T18">OCR 220: </text:span><text:span text:style-name="T19">sudoku solver and OCR, automatically OCR’ing receipts and scans, OCR’ing business cards, OpenCV automatic license/number plate recognition (ANPR) with Python. </text:span></text:h>
                        </text:list-item>
                        <text:list-item>
                          <text:h text:style-name="P3" text:outline-level="5"><text:span text:style-name="T18">OCR 230 — Optical Character Recognition with Python: </text:span><text:span text:style-name="T19">multi-column table OCR, OpenCV Fast Forier Transform (FFT) for blur detection in images and video streams, OCR’ing video streams, and improving text detection speed with OpenCV and GPUs. </text:span></text:h>
                        </text:list-item>
                        <text:list-item>
                          <text:h text:style-name="P3" text:outline-level="5"><text:span text:style-name="T18">OCR 240 — Text Detection and OCR: </text:span><text:span text:style-name="T19">text detection and OCR with Amazon recognition API, text detection and OCR with Microsoft cognitive services, and text detection and OCR with Google cloud vision API.</text:span></text:h>
                        </text:list-item>
                        <text:list-item>
                          <text:h text:style-name="P3" text:outline-level="5"><text:span text:style-name="T18">Visual Fusion For Autonomous Cars: </text:span><text:span text:style-name="T19">intro to visual fusion, understand cameras, understand LiDARs, review of the 2 sensors, introduction to sensor fusion, point pixel projection, projection of a LiDAR point (3D) to an image (2D), and applying the magic formula using Google Colab. </text:span></text:h>
                        </text:list-item>
                        <text:list-item>
                          <text:h text:style-name="P3" text:outline-level="5"><text:span text:style-name="T18">Super Resolution 101 — Introduction to Super Resolution: </text:span><text:span text:style-name="T19">OpenCV super resolution with deep learning, image super resolution, pixel shuffle super resolution with TensorFlow, Keras, and deep learning. </text:span></text:h>
                        </text:list-item>
                        <text:list-item>
                          <text:h text:style-name="P3" text:outline-level="5"><text:soft-page-break/><text:span text:style-name="T18">Object Detection 301 — The YOLO Object Detector: </text:span><text:span text:style-name="T19">into to YOLO family, understanding a real-time object detection network: You Only Look Once (YOLOv1), a bette, faster, and stroger object detector (YOLOv2), mean average precision (mAP) using the COCO evaluator, and incremental improvement with darknet-53 and multi-scale predictions (YOLOv3), achieving optimal speed and accuracy in object detection (YOLOv4), and training the YOLOv5 object detector on a custom dataset. </text:span></text:h>
                        </text:list-item>
                        <text:list-item>
                          <text:h text:style-name="P3" text:outline-level="5"><text:span text:style-name="T18">NLP 101: </text:span><text:span text:style-name="T19">intro to Natural Language Processing (NLP), intro to Bag-of-Words (BoW) model, Word2Vec a study of embeddings in NLP, and comparison between BoW and Word2Vect. </text:span></text:h>
                        </text:list-item>
                        <text:list-item>
                          <text:h text:style-name="P3" text:outline-level="5"><text:span text:style-name="T18">NLP 102: </text:span><text:span text:style-name="T19">intro to Recurrent Neura (RNN)l Networks with Keras and TensorFlow, Long Short-Term Memeory (LSTM) networks, and Neural Machine Translation (NMT). </text:span></text:h>
                        </text:list-item>
                        <text:list-item>
                          <text:h text:style-name="P3" text:outline-level="5"><text:span text:style-name="T18">NLP 103: </text:span><text:span text:style-name="T19">Neural Machine Translation with Bahdanau’s attention using tensorflow and Keras, Neural Machine Translation with Luong’s attention using TensorFlow and Keras.</text:span></text:h>
                        </text:list-item>
                        <text:list-item>
                          <text:h text:style-name="P3" text:outline-level="5"><text:span text:style-name="T18">NLP 104: </text:span><text:span text:style-name="T19">a deep dive into transformers with TensorFlow and Keras (part 1 - 3)</text:span></text:h>
                        </text:list-item>
                        <text:list-item>
                          <text:h text:style-name="P3" text:outline-level="5"><text:span text:style-name="T18">Torch Hub 101 — Practical Applications of Torch Hub: </text:span><text:span text:style-name="T19">intro to Torch Hub, VGG and ResNet, YOLOv5 and SSD models on object detection, PGAN model on GAN, MiDaS model on Depth estimation, and image segmentation.</text:span></text:h>
                        </text:list-item>
                        <text:list-item>
                          <text:h text:style-name="P3" text:outline-level="5"><text:span text:style-name="T18">HydraNets &amp; Multi-Task Learning for Autonomous Vehicles with PyTorch: </text:span><text:span text:style-name="T19">intro to multi task learning and hyderanets, mini-project starter, implementing mulit-task learning, hydranets in computer vision, hydranets for self-driving cars mini-project, encoder &amp; decoder fast building, building the encoder mobilenetv2, building the decoder lightweight refinenet, and running the HydraNet. </text:span></text:h>
                        </text:list-item>
                        <text:list-item>
                          <text:h text:style-name="P3" text:outline-level="5"><text:soft-page-break/><text:span text:style-name="T18">How to Publish Novel Research: </text:span><text:span text:style-name="T19">choosing the research topic and reading its literature, ideating the solution and planning experiments, planning and Writing a research paper, planning next steps when things don’t work out, ensuring the research stays visible, and other general tips. </text:span></text:h>
                        </text:list-item>
                        <text:list-item>
                          <text:h text:style-name="P3" text:outline-level="5"><text:span text:style-name="T18">Infrared Vision Basics: </text:span><text:span text:style-name="T19">intor to infrared vision, near vs mid-far infrared images, thermal vision: measuring temperature from an image with python and OpenCV, thermal vision: fever detector with Python and OpenCV (starter project), thermal vision: night object detection with Pytorch and YOLOv5(real project) </text:span></text:h>
                        </text:list-item>
                        <text:list-item>
                          <text:h text:style-name="P3" text:outline-level="5"><text:span text:style-name="T18">Spatial Transformer Networks Using TensorFlow: </text:span><text:span text:style-name="T19">spatial transformer networks using TensFLow a complete guide.</text:span></text:h>
                        </text:list-item>
                        <text:list-item>
                          <text:h text:style-name="P3" text:outline-level="5"><text:span text:style-name="T18">Attending to Channels Using Keras and TensorFlow: </text:span><text:span text:style-name="T19">attending to channels using Keras and TensorFlow a complete tutorial. </text:span></text:h>
                        </text:list-item>
                        <text:list-item>
                          <text:h text:style-name="P3" text:outline-level="5"><text:span text:style-name="T18">CV and DL for Industrial and Big Business Applications 101: </text:span><text:span text:style-name="T19">computer vision and deep learning for government, CV and DL for customer service, CV and DL for banking and finance, CV and DL for agriculture, and  CV and DL for electricity.</text:span></text:h>
                        </text:list-item>
                        <text:list-item>
                          <text:h text:style-name="P4" text:outline-level="5"><text:span text:style-name="T18">CV and DL for Industrial and Big Business Applications 102: </text:span><text:span text:style-name="T19">CV and DL for oil and gas, CV and DL for transportation, CV and DL for logistics. </text:span></text:h>
                        </text:list-item>
                      </text:list>
                    </text:list-item>
                  </text:list>
                </text:list-item>
              </text:list>
            </text:list-item>
          </text:list>
        </text:list-item>
      </text:list>
      <text:p text:style-name="P5"/>
      <text:p text:style-name="P25">ONLINE COURSES  AND CERTIFICATES on Udemy</text:p>
      <text:list text:style-name="L21">
        <text:list-item>
          <text:p text:style-name="P32">WordPress for Beginner- Master WordPress Quickly on May 27, 2020.</text:p>
        </text:list-item>
        <text:list-item>
          <text:p text:style-name="P32">The Complete Web Developer Course 2.0 on May 22, 2020.</text:p>
        </text:list-item>
        <text:list-item>
          <text:p text:style-name="P32">SEO 2020 - Safe, Effective Search Engine Optimization on May 26, 2020.</text:p>
        </text:list-item>
        <text:list-item>
          <text:p text:style-name="P32">Deep Learning for Computer Vision with TensorFlow and Keras on Oct. 24, 2019.</text:p>
        </text:list-item>
        <text:list-item>
          <text:p text:style-name="P32">Deep Learning: Recurrent Neural Networks in Python on Sept. 12, 2019.</text:p>
        </text:list-item>
        <text:list-item>
          <text:p text:style-name="P32">PyTorch for Deep Learning with Python Bootcamp on Nov. 2019.</text:p>
        </text:list-item>
        <text:list-item>
          <text:p text:style-name="P32">Deep Learning with Pytorch zero to GANs on Oct. 11, 2019.</text:p>
        </text:list-item>
        <text:list-item>
          <text:p text:style-name="P32">Deep Learning and Computer Vision A-Z: OpenCV, SSD &amp; GANS on Aug. 29, 2019.</text:p>
        </text:list-item>
        <text:list-item>
          <text:p text:style-name="P32">Practical Deep Learning with PyTorch on Aug. 17, 2019.</text:p>
        </text:list-item>
        <text:list-item>
          <text:p text:style-name="P32"><text:soft-page-break/>Matplotlib Complete Tutorial | Machine Learning Pre-requisite on Sept. 29, 2019.</text:p>
        </text:list-item>
        <text:list-item>
          <text:p text:style-name="P32">A gentle Introduction to Deep Learning Using Keras on Oct. 16, 2019.</text:p>
        </text:list-item>
        <text:list-item>
          <text:p text:style-name="P32">Deep Learning: Visual Exploration on Oct. 15, 2019.</text:p>
        </text:list-item>
        <text:list-item>
          <text:p text:style-name="P32">Learning Machine Learning algorithms, software, and deep learning on Oct. 15, 2019.</text:p>
        </text:list-item>
        <text:list-item>
          <text:p text:style-name="P32">Unsupervised Deep Learning in Python on Sept. 13, 2019.</text:p>
        </text:list-item>
        <text:list-item>
          <text:p text:style-name="P32">Python from Beginner to Intermediate Sept. 30, 2019.</text:p>
        </text:list-item>
        <text:list-item>
          <text:p text:style-name="P32">Complete Machine Learning - Learn From Scratch on Sept. 29, 2019.</text:p>
        </text:list-item>
        <text:list-item>
          <text:p text:style-name="P32">The top 5 Machine Learning Libraries in Python on Sept. 24, 2019.</text:p>
        </text:list-item>
      </text:list>
      <text:p text:style-name="Text_20_body"/>
      <text:p text:style-name="P26">IN PROGRESS, AN  INCREMENTAL LEARNING</text:p>
      <text:list text:style-name="L22">
        <text:list-item>
          <text:p text:style-name="P37">Web Programming with Python and JavaScript by MIT &amp; HARVARD university.</text:p>
        </text:list-item>
        <text:list-item>
          <text:p text:style-name="P38">Artificial Intelligence Engineer Program in Coursera organized by IBM.</text:p>
        </text:list-item>
        <text:list-item>
          <text:p text:style-name="P38">Deep Learning and Computer Vision Course organized by MIT.</text:p>
        </text:list-item>
        <text:list-item>
          <text:p text:style-name="P38">IBM  Applied AI Profissional Certificate.</text:p>
        </text:list-item>
        <text:list-item>
          <text:p text:style-name="P38">Deep Learning Specialized in Coursera by Andrew Ng.</text:p>
        </text:list-item>
        <text:list-item>
          <text:p text:style-name="P67"><text:span text:style-name="T2">TensorFlow Developer Professional </text:span><text:a xlink:type="simple" xlink:href="https://www.tfcertification.com/courses/tensorflow-developer-professional-certificate/introduction-to-the-course" text:style-name="Internet_20_link" text:visited-style-name="Visited_20_Internet_20_Link"><text:span text:style-name="T4">Certificate</text:span></text:a></text:p>
        </text:list-item>
      </text:list>
      <text:p text:style-name="Text_20_body"><text:line-break/></text:p>
      <text:p text:style-name="P8"><text:span text:style-name="T1">Academic</text:span><text:span text:style-name="T3"> </text:span><text:span text:style-name="T1">Awards</text:span></text:p>
      <text:p text:style-name="Text_20_body"/>
      <text:list text:style-name="L23">
        <text:list-item>
          <text:p text:style-name="P33">Certificate of Excellence, Faculty: Computing &amp; information technology, King Abdelaziz University, Jeddah, Saudi Arabia, 2014-2015, Has achieved a GPA of "Excellent" in both successive semesters of the academic year 2015-2016.</text:p>
        </text:list-item>
        <text:list-item>
          <text:p text:style-name="P33">Certificate of  Excellence,  Faculty: Computing and Information information technology, King Abdelaziz University, Jeddah, Saudi Arabia,  2015- 2016, Has achieved a GPA of "Excellent" in both successive semesters of the academic year 2015-2016.</text:p>
        </text:list-item>
        <text:list-item>
          <text:p text:style-name="P33">Certificate of Attendance Map of professional technical courses, Faculty: Computing &amp; information technology, King  Abdelaziz University, Jeddah, Saudi Arabia, 2015-2016, Has attended this course of the academic year 2015-2016.</text:p>
        </text:list-item>
      </text:list>
      <text:p text:style-name="Text_20_body"><text:line-break/><text:line-break/></text:p>
      <text:p text:style-name="P25">Publications </text:p>
      <text:list text:style-name="L24">
        <text:list-item>
          <text:p text:style-name="P34">Hamdan, Mohammed H., and Imtiaz H. Khan. "An analysis of prepositional-phrase attachment disambiguation." International Journal of Computational Linguistics Research 9, no. 2 (2018): 60-80, IF: 2.27.</text:p>
        </text:list-item>
        <text:list-item>
          <text:p text:style-name="P42"><text:span text:style-name="T25">Hamdan, M., Chaudhary, H., Bali, A., &amp; Cheriet, M. (2022). Refocus attention span networks for handwriting line recognition. at: </text:span><text:span text:style-name="T32">International Journal on Document Analysis and Recognition (IJDAR), IF: </text:span><text:span text:style-name="T39">3.870. </text:span><text:span text:style-name="T38"> </text:span></text:p>
        </text:list-item>
        <text:list-item>
          <text:p text:style-name="P34">Hamdan, Mohammed, Mr Chaudhary, and Mohamed Cheriet. (2022) "Transformer-Based Joint Attention Segmentation-Free for End-to-End Handwriting Paragraph Recognition <text:soft-page-break/>Model." Mohamed, Transformer-Based Joint Attention Segmentation-Free for End-to-End Handwriting Paragraph Recognition Model. Journal of Neurocomputing, IF: 5.71. </text:p>
        </text:list-item>
      </text:list>
      <text:p text:style-name="Text_20_body"><text:line-break/><text:line-break/></text:p>
      <text:p text:style-name="P25">Courses-based Projects</text:p>
      <text:p text:style-name="Text_20_body"/>
      <text:list text:style-name="L25">
        <text:list-item>
          <text:p text:style-name="P43"><text:span text:style-name="T25">Project name: </text:span><text:span text:style-name="T24">Deep Tsundoku</text:span><text:span text:style-name="T25">, August 2022 - September 2022. Role: </text:span><text:span text:style-name="T24">Team member </text:span></text:p>
        </text:list-item>
      </text:list>
      <text:p text:style-name="P12"><text:span text:style-name="T1">About the project:</text:span><text:span text:style-name="T3"> </text:span><text:span text:style-name="T2">Deep Tsundoku is a bookshelf app that combines the serendipity of looking through real books with modern ways to find information. GitHub code is </text:span><text:a xlink:type="simple" xlink:href="https://github.com/MHHamdan/deep-tsundoku" text:style-name="Internet_20_link" text:visited-style-name="Visited_20_Internet_20_Link"><text:span text:style-name="T4">here</text:span></text:a><text:span text:style-name="T2">, and Huggingface is hosting the model </text:span><text:a xlink:type="simple" xlink:href="https://huggingface.co/MHamdan/model-book-covers/tree/main" text:style-name="Internet_20_link" text:visited-style-name="Visited_20_Internet_20_Link"><text:span text:style-name="T4">here</text:span></text:a><text:span text:style-name="T2">. </text:span></text:p>
      <text:list text:style-name="L26">
        <text:list-item>
          <text:p text:style-name="P23"><text:span text:style-name="T2">Project name: </text:span><text:span text:style-name="T1">Corpus-based PP-attachment Ambiguity Resolution in Arabic script</text:span><text:span text:style-name="T2">, Aug 2015. Role: </text:span><text:span text:style-name="T1">team member</text:span><text:span text:style-name="T2">. The project focuses on two significant linguistic ambiguities: prepositional phrase attachment and word sense ambiguity. We present a new supervised learning technique for PP-attachment based on a corpus that has been semantically annotated. King Abdul- Aziz University, Jeddah, KSA. Other members: Ebtesam S.Bashammakh2 Areej Y. Bayahya3, Majed Al- Ghamdi, Dr. Imtiaz H. Khan5 P.G. Student, Department of Computer Science, Faculty of Computing and Information Technology, Jeddah, Saudi Arabia, Ebtesam.BaShammakh@gmail.com, Arigyahya@gmail.com, </text:span><text:a xlink:type="simple" xlink:href="mailto:mj87mj@hotmail.com" text:style-name="Internet_20_link" text:visited-style-name="Visited_20_Internet_20_Link"><text:span text:style-name="T4">mj87mj@hotmail.com</text:span></text:a><text:span text:style-name="T2">.</text:span></text:p>
        </text:list-item>
        <text:list-item>
          <text:p text:style-name="P44"><text:span text:style-name="T25">Project name: </text:span><text:span text:style-name="T24">Handwritten Recognition in Arabic scripts based using Hidden Markov Model Approach</text:span><text:span text:style-name="T25">, Aug 2015, Role: Team member. About the project: HMM-based offline cursive Arabic handwriting recognition is addressed. The suggested method uses embedded training-based HMMs to improve character models by considering character context. Analytical without explicit segmentation, retrieved features prior to baseline estimation are statistical and structural to combine text and word image pixel distribution characteristics. King Abdul-Aziz University, Jeddah, KSA Another member: Dr.Abdullah A. S. Basuhail2 P.G. Student, Department of Computer Science, Faculty of  Computing and Information Technology, Jeddah, Saudi Arabia, mh2015kaugmail.com, Associate Professor, Department of Computer Science, Faculty of Computing and Information Technology, Jeddah, Saudi Arabia abasuhailkau.edu.sa.</text:span></text:p>
        </text:list-item>
        <text:list-item>
          <text:p text:style-name="P44"><text:span text:style-name="T25">Project name: </text:span><text:span text:style-name="T24">An Evaluation Code Metrics in C# based systems</text:span><text:span text:style-name="T25">, Aug 2016, King Abdul-Aziz University, Jeddah, KSA. Role: team member. About the project: The difficulty of keeping code trustworthy and maintainable rises in tandem with the complexity of modern software programmes. A group of software metrics known as "code metrics" can help programmers get insight into their work. The use of code metrics helps programmers determine which classes and/or methods need to be refactored or tested more carefully. During software development, teams can track progress, understand the current state of a project, and identify hazards.  Another member: Dr. Wajdi Al Jedaibi2 P.G. Student, Department of Computer Science, Faculty of Computing and Information Technology, Jeddah, Saudi Arabia, mh2015kaugmail.com. Associate Professor, Department of </text:span><text:soft-page-break/><text:span text:style-name="T25">Computer Science, Faculty of Computing and Information Technology, Jeddah, Saudi Arabia waljedaibigmail.com.</text:span></text:p>
        </text:list-item>
        <text:list-item>
          <text:p text:style-name="P44"><text:span text:style-name="T25">Project name: </text:span><text:span text:style-name="T24">Detection  Hidden  Characters from  Vehicles'  Plates in  Saudi Arabia</text:span><text:span text:style-name="T25">, Aug 2015, King Abdul- Aziz University, Jeddah, KSA. Role: team member. About the project: Compared to the methods utilized with license plates abroad, those in Saudi Arabia are less complicated. Recognization trees can be simplified if only a subset of characters is used. When tested with data derived from actual license plates, the devised approach yielded a perfect recognition rate for all characters recognized by the system. Another member: Dr. Abdullah A. S. Basuhail P.G. Student, Department of Computer   Science,  Faculty of  Computing and  Information Technology, Jeddah, Saudi Arabia, mh2015kaugmail.com. Associate Professor, Department of Computer  Science, Faculty of Computing and  Information  Technology,  Jeddah,  Saudi  Arabia abasuhailkau.edu.sa.</text:span></text:p>
        </text:list-item>
      </text:list>
      <text:p text:style-name="Text_20_body"/>
      <text:p text:style-name="P25">ADDITIONAL ACTIVITIES</text:p>
      <text:list text:style-name="L27">
        <text:list-item>
          <text:p text:style-name="P35">English Course Intermediate 3, British Council, Jeddah, May 2017, Course of English Language tuition at the British Council, Jeddah, Achieving the overall grade Excellent Performance.</text:p>
        </text:list-item>
        <text:list-item>
          <text:p text:style-name="P35">English Course Intermediate 1, British Council, Jeddah, Mar 2017, Course of English Language tuition at the British Council, Jeddah, Achieving the overall grade Excellent Performance.</text:p>
        </text:list-item>
        <text:list-item>
          <text:p text:style-name="P35">English Course Pre-Intermediate 4, British Council, Jeddah, Feb 2017, Course of English Language tuition at the British Council, Jeddah, Achieving the overall grade Excellent Performance.</text:p>
        </text:list-item>
        <text:list-item>
          <text:p text:style-name="P35">English Course Pre-Intermediate 3, British Council, Jeddah, Dec 2016, Course of English Language tuition at the British Council, Jeddah, Achieving the overall grade Excellent Performance.</text:p>
        </text:list-item>
        <text:list-item>
          <text:p text:style-name="P35">Hardware &amp; Software Maintenance, Canadian Center for training &amp; Capacity Development, Sana'a, Yemen, Jul 2010, Course in computer hardware and software issues had been taken since 2010.  Overall grade Very Good.</text:p>
        </text:list-item>
        <text:list-item>
          <text:p text:style-name="P35">Design &amp; Development Website HTML-CSS- PHP-MySQL, Canadian Center for training  &amp;  Capacity  Development, Sana'a, Yemen, Aug 2010, Course in web development has been taken since 2010.Overall grade Excellent.</text:p>
        </text:list-item>
        <text:list-item>
          <text:p text:style-name="P35">Photoshop-Illustrator-InDesign, Canadian Center for training &amp; Capacity Development, Sana'a, Yemen, Aug 2010, Course in web development had been taken since 2010. Achieving overall grade Excellent.</text:p>
        </text:list-item>
        <text:list-item>
          <text:p text:style-name="P35">Certificate of Attendance The Power of Thinking, ALQADEM TRAINING CENTER, Jeddah, Saudi Arabia, 2010, Has attended 10 hours of training on two days from 20 Jun 2010 to 22 Jun - 2010.</text:p>
        </text:list-item>
        <text:list-item>
          <text:p text:style-name="P35">Certificate of Attendance Map  of professional technical courses, Faculty: Computing &amp; information technology, King  Abdelaziz University, Jeddah, Saudi Arabia, 2015-2016, Has attended this course of the academic year 2015-2016.</text:p>
        </text:list-item>
        <text:list-item>
          <text:p text:style-name="P35"><text:soft-page-break/>Certificate of Excellence, Faculty: Computing &amp; information technology, King Abdelaziz University, Jeddah, Saudi Arabia, 2014-</text:p>
        </text:list-item>
        <text:list-item>
          <text:p text:style-name="P35">2015, Has achieved a GPA of "Excellent" in both successive semesters of the academic year 2015-2016.</text:p>
        </text:list-item>
        <text:list-item>
          <text:p text:style-name="P35">Certificate of  Excellence,  Faculty: Computing  &amp;  information technology, King Abdelaziz University, Jeddah, Saudi Arabia,  2015- 2016, Has achieved a GPA of "Excellent" in both successive semesters of the academic year 2015-2016.</text:p>
        </text:list-item>
        <text:list-item>
          <text:p text:style-name="P35">English Course Pre-Intermediate 1, British Council, Jeddah, Nov 2016, Course of English Language tuition at the British Council, Jeddah, Achieving the overall grade Excellent Performance.</text:p>
        </text:list-item>
        <text:list-item>
          <text:p text:style-name="P35">English Course Elementary 4, British Council, Jeddah, Sep 2016, Course of English Language tuition at the British Council, Jeddah, Achieving the overall grade Excellent Performance.</text:p>
        </text:list-item>
        <text:list-item>
          <text:p text:style-name="P35">English Course Elementary 3, British Council, Jeddah, Jun 2016, Course of English Language tuition at the British Council, Jeddah, Achieving the overall grade Excellent Performance.</text:p>
        </text:list-item>
        <text:list-item>
          <text:p text:style-name="P35">Spoken English, Grammar  Advanced level 200 hours, London School of Speech, Bangalore, India, Aug 2013, Course of English Language tuition from 10 Jul 2013 to 30 Aug 2013  at the London School of Speech, Bangalore,  Achieving the overall grade  Excellent Performance.</text:p>
        </text:list-item>
        <text:list-item>
          <text:p text:style-name="P35">Writing an Essay English, One to 1 institution,  Bangalore,  India,  Jul 2013, Course of English Language tuition from 1 to 30 Jul 2013 at One to One institution, Bangalore, Achieving the overall grade Excellent Performance.</text:p>
        </text:list-item>
      </text:list>
      <text:p text:style-name="Text_20_body"><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Cambria" svg:font-family="Cambria, serif"/>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ans-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9T11:34:51.375601292</meta:creation-date>
    <dc:date>2024-12-19T11:42:22.448448837</dc:date>
    <meta:editing-duration>PT7M31S</meta:editing-duration>
    <meta:editing-cycles>1</meta:editing-cycles>
    <meta:document-statistic meta:table-count="0" meta:image-count="0" meta:object-count="0" meta:page-count="20" meta:paragraph-count="229" meta:word-count="5158" meta:character-count="36384" meta:non-whitespace-character-count="31437"/>
    <meta:generator>LibreOffice/24.2.7.2$Linux_X86_64 LibreOffice_project/420$Build-2</meta:generator>
  </office:meta>
</office:document-meta>
</file>